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1071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1.12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39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 style:data-style-name="N139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2"/>
    <style:style style:name="ce10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2508in" svg:height="3.5429in" svg:x="1.9756in" svg:y="6.2819in">
            <draw:object draw:notify-on-update-of-ranges="Sheet1.B3:Sheet1.B3 Sheet1.B4:Sheet1.B34 Sheet1.C3:Sheet1.C3 Sheet1.C4:Sheet1.C34 Sheet1.D3:Sheet1.D3 Sheet1.D4:Sheet1.D34 Sheet1.E3:Sheet1.E3 Sheet1.E4:Sheet1.E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2"/>
          <table:table-cell table:style-name="ce5" office:value-type="string" calcext:value-type="string" table:number-columns-spanned="10" table:number-rows-spanned="1">
            <text:p>Target Position</text:p>
          </table:table-cell>
          <table:covered-table-cell table:number-columns-repeated="4" table:style-name="ce2"/>
          <table:covered-table-cell table:style-name="ce6"/>
          <table:covered-table-cell table:number-columns-repeated="2" table:style-name="ce2"/>
          <table:covered-table-cell table:style-name="ce6"/>
          <table:covered-table-cell table:style-name="ce2"/>
          <table:table-cell/>
          <table:table-cell table:style-name="ce5" office:value-type="string" calcext:value-type="string" table:number-columns-spanned="10" table:number-rows-spanned="1">
            <text:p>Target Velocity</text:p>
          </table:table-cell>
          <table:covered-table-cell table:number-columns-repeated="4" table:style-name="ce2"/>
          <table:covered-table-cell table:style-name="ce6"/>
          <table:covered-table-cell table:number-columns-repeated="2" table:style-name="ce2"/>
          <table:covered-table-cell table:style-name="ce6"/>
          <table:covered-table-cell table:style-name="ce2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4" table:number-rows-spanned="1">
            <text:p>Cartesian</text:p>
          </table:table-cell>
          <table:covered-table-cell table:number-columns-repeated="3" table:style-name="ce2"/>
          <table:table-cell table:style-name="ce2"/>
          <table:table-cell table:style-name="ce6" office:value-type="string" calcext:value-type="string" table:number-columns-spanned="2" table:number-rows-spanned="1">
            <text:p>Polar</text:p>
          </table:table-cell>
          <table:covered-table-cell table:style-name="ce2"/>
          <table:table-cell table:style-name="ce2"/>
          <table:table-cell table:style-name="ce6" office:value-type="string" calcext:value-type="string" table:number-columns-spanned="2" table:number-rows-spanned="1">
            <text:p>Angular</text:p>
          </table:table-cell>
          <table:covered-table-cell table:style-name="ce2"/>
          <table:table-cell/>
          <table:table-cell table:style-name="ce6" office:value-type="string" calcext:value-type="string" table:number-columns-spanned="4" table:number-rows-spanned="1">
            <text:p>Cartesian</text:p>
          </table:table-cell>
          <table:covered-table-cell table:number-columns-repeated="3" table:style-name="ce2"/>
          <table:table-cell table:style-name="ce2"/>
          <table:table-cell table:style-name="ce6" office:value-type="string" calcext:value-type="string" table:number-columns-spanned="2" table:number-rows-spanned="1">
            <text:p>Polar</text:p>
          </table:table-cell>
          <table:covered-table-cell table:style-name="ce2"/>
          <table:table-cell table:style-name="ce2"/>
          <table:table-cell table:style-name="ce6" office:value-type="string" calcext:value-type="string" table:number-columns-spanned="2" table:number-rows-spanned="1">
            <text:p>Angular</text:p>
          </table:table-cell>
          <table:covered-table-cell table:style-name="ce2"/>
        </table:table-row>
        <table:table-row table:style-name="ro2">
          <table:table-cell/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z</text:p>
          </table:table-cell>
          <table:table-cell table:style-name="ce7" office:value-type="string" calcext:value-type="string">
            <text:p>R</text:p>
          </table:table-cell>
          <table:table-cell table:style-name="ce2"/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Th</text:p>
          </table:table-cell>
          <table:table-cell table:style-name="ce2"/>
          <table:table-cell table:style-name="ce7" office:value-type="string" calcext:value-type="string">
            <text:p>phX</text:p>
          </table:table-cell>
          <table:table-cell table:style-name="ce7" office:value-type="string" calcext:value-type="string">
            <text:p>phY</text:p>
          </table:table-cell>
          <table:table-cell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z</text:p>
          </table:table-cell>
          <table:table-cell table:style-name="ce7" office:value-type="string" calcext:value-type="string">
            <text:p>R</text:p>
          </table:table-cell>
          <table:table-cell table:style-name="ce2"/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Th</text:p>
          </table:table-cell>
          <table:table-cell table:style-name="ce2"/>
          <table:table-cell table:style-name="ce7" office:value-type="string" calcext:value-type="string">
            <text:p>phX</text:p>
          </table:table-cell>
          <table:table-cell table:style-name="ce7" office:value-type="string" calcext:value-type="string">
            <text:p>phY</text:p>
          </table:table-cell>
        </table:table-row>
        <table:table-row table:style-name="ro2">
          <table:table-cell/>
          <table:table-cell table:style-name="ce3" office:value-type="float" office:value="0" calcext:value-type="float">
            <text:p>0.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table:style-name="ce8" table:formula="of:=SQRT([.C4]^2+[.D4]^2+[.E4]^2)" office:value-type="float" office:value="458.257569495584" calcext:value-type="float">
            <text:p>458.26</text:p>
          </table:table-cell>
          <table:table-cell table:style-name="ce8"/>
          <table:table-cell table:style-name="ce8" table:formula="of:=SQRT([.C4]^2+[.D4]^2)" office:value-type="float" office:value="223.606797749979" calcext:value-type="float">
            <text:p>223.61</text:p>
          </table:table-cell>
          <table:table-cell table:style-name="ce8" table:formula="of:=DEGREES(ATAN2([.C4];[.D4]))" office:value-type="float" office:value="26.565051177078" calcext:value-type="float">
            <text:p>26.57</text:p>
          </table:table-cell>
          <table:table-cell table:style-name="ce8"/>
          <table:table-cell table:style-name="ce8" table:formula="of:=DEGREES(ATAN2([.E4];[.C4]))" office:value-type="float" office:value="26.565051177078" calcext:value-type="float">
            <text:p>26.57</text:p>
          </table:table-cell>
          <table:table-cell table:style-name="ce8" table:formula="of:=DEGREES(ATAN2([.E4];[.D4]))" office:value-type="float" office:value="14.0362434679265" calcext:value-type="float">
            <text:p>14.04</text:p>
          </table:table-cell>
          <table:table-cell table:style-name="ce9"/>
          <table:table-cell table:style-name="ce8" table:number-columns-repeated="10"/>
        </table:table-row>
        <table:table-row table:style-name="ro2">
          <table:table-cell/>
          <table:table-cell table:style-name="ce4" table:formula="of:=+[.B4]+0.1" office:value-type="float" office:value="0.1" calcext:value-type="float">
            <text:p>0.1</text:p>
          </table:table-cell>
          <table:table-cell table:formula="of:=+[.C4]+1" office:value-type="float" office:value="201" calcext:value-type="float">
            <text:p>201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table:style-name="ce8" table:formula="of:=SQRT([.C5]^2+[.D5]^2+[.E5]^2)" office:value-type="float" office:value="458.694887697694" calcext:value-type="float">
            <text:p>458.69</text:p>
          </table:table-cell>
          <table:table-cell table:style-name="ce8"/>
          <table:table-cell table:style-name="ce8" table:formula="of:=SQRT([.C5]^2+[.D5]^2)" office:value-type="float" office:value="224.501670372405" calcext:value-type="float">
            <text:p>224.50</text:p>
          </table:table-cell>
          <table:table-cell table:style-name="ce8" table:formula="of:=DEGREES(ATAN2([.C5];[.D5]))" office:value-type="float" office:value="26.4509163090971" calcext:value-type="float">
            <text:p>26.45</text:p>
          </table:table-cell>
          <table:table-cell table:style-name="ce8"/>
          <table:table-cell table:style-name="ce8" table:formula="of:=DEGREES(ATAN2([.E5];[.C5]))" office:value-type="float" office:value="26.6795281066913" calcext:value-type="float">
            <text:p>26.68</text:p>
          </table:table-cell>
          <table:table-cell table:style-name="ce8" table:formula="of:=DEGREES(ATAN2([.E5];[.D5]))" office:value-type="float" office:value="14.0362434679265" calcext:value-type="float">
            <text:p>14.04</text:p>
          </table:table-cell>
          <table:table-cell table:style-name="ce9"/>
          <table:table-cell table:style-name="ce8" table:formula="of:=([.C5]-[.C4])/0.1" office:value-type="float" office:value="10" calcext:value-type="float">
            <text:p>10.00</text:p>
          </table:table-cell>
          <table:table-cell table:style-name="ce8" table:formula="of:=([.D5]-[.D4])/0.1" office:value-type="float" office:value="0" calcext:value-type="float">
            <text:p>0.00</text:p>
          </table:table-cell>
          <table:table-cell table:style-name="ce8" table:formula="of:=([.E5]-[.E4])/0.1" office:value-type="float" office:value="0" calcext:value-type="float">
            <text:p>0.00</text:p>
          </table:table-cell>
          <table:table-cell table:style-name="ce8" table:formula="of:=([.F5]-[.F4])/0.1" office:value-type="float" office:value="4.37318202109907" calcext:value-type="float">
            <text:p>4.37</text:p>
          </table:table-cell>
          <table:table-cell table:style-name="ce8"/>
          <table:table-cell table:style-name="ce8" table:formula="of:=([.H5]-[.H4])/0.1" office:value-type="float" office:value="8.9487262242605" calcext:value-type="float">
            <text:p>8.95</text:p>
          </table:table-cell>
          <table:table-cell table:style-name="ce8" table:formula="of:=([.I5]-[.I4])/0.1" office:value-type="float" office:value="-1.14134867980866" calcext:value-type="float">
            <text:p>-1.14</text:p>
          </table:table-cell>
          <table:table-cell table:style-name="ce8"/>
          <table:table-cell table:style-name="ce8" table:formula="of:=([.K5]-[.K4])/0.1" office:value-type="float" office:value="1.14476929613296" calcext:value-type="float">
            <text:p>1.14</text:p>
          </table:table-cell>
          <table:table-cell table:style-name="ce8" table:formula="of:=([.L5]-[.L4])/0.1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4" table:formula="of:=+[.B5]+0.1" office:value-type="float" office:value="0.2" calcext:value-type="float">
            <text:p>0.2</text:p>
          </table:table-cell>
          <table:table-cell table:formula="of:=+[.C5]+1" office:value-type="float" office:value="202" calcext:value-type="float">
            <text:p>202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table:style-name="ce8" table:formula="of:=SQRT([.C6]^2+[.D6]^2+[.E6]^2)" office:value-type="float" office:value="459.133967377714" calcext:value-type="float">
            <text:p>459.13</text:p>
          </table:table-cell>
          <table:table-cell table:style-name="ce8"/>
          <table:table-cell table:style-name="ce8" table:formula="of:=SQRT([.C6]^2+[.D6]^2)" office:value-type="float" office:value="225.397426782117" calcext:value-type="float">
            <text:p>225.40</text:p>
          </table:table-cell>
          <table:table-cell table:style-name="ce8" table:formula="of:=DEGREES(ATAN2([.C6];[.D6]))" office:value-type="float" office:value="26.3376881660874" calcext:value-type="float">
            <text:p>26.34</text:p>
          </table:table-cell>
          <table:table-cell table:style-name="ce8"/>
          <table:table-cell table:style-name="ce8" table:formula="of:=DEGREES(ATAN2([.E6];[.C6]))" office:value-type="float" office:value="26.7937756288032" calcext:value-type="float">
            <text:p>26.79</text:p>
          </table:table-cell>
          <table:table-cell table:style-name="ce8" table:formula="of:=DEGREES(ATAN2([.E6];[.D6]))" office:value-type="float" office:value="14.0362434679265" calcext:value-type="float">
            <text:p>14.04</text:p>
          </table:table-cell>
          <table:table-cell table:style-name="ce9"/>
          <table:table-cell table:style-name="ce8" table:formula="of:=([.C6]-[.C5])/0.1" office:value-type="float" office:value="10" calcext:value-type="float">
            <text:p>10.00</text:p>
          </table:table-cell>
          <table:table-cell table:style-name="ce8" table:formula="of:=([.D6]-[.D5])/0.1" office:value-type="float" office:value="0" calcext:value-type="float">
            <text:p>0.00</text:p>
          </table:table-cell>
          <table:table-cell table:style-name="ce8" table:formula="of:=([.E6]-[.E5])/0.1" office:value-type="float" office:value="0" calcext:value-type="float">
            <text:p>0.00</text:p>
          </table:table-cell>
          <table:table-cell table:style-name="ce8" table:formula="of:=([.F6]-[.F5])/0.1" office:value-type="float" office:value="4.3907968002037" calcext:value-type="float">
            <text:p>4.39</text:p>
          </table:table-cell>
          <table:table-cell table:style-name="ce8"/>
          <table:table-cell table:style-name="ce8" table:formula="of:=([.H6]-[.H5])/0.1" office:value-type="float" office:value="8.95756409712448" calcext:value-type="float">
            <text:p>8.96</text:p>
          </table:table-cell>
          <table:table-cell table:style-name="ce8" table:formula="of:=([.I6]-[.I5])/0.1" office:value-type="float" office:value="-1.13228143009692" calcext:value-type="float">
            <text:p>-1.13</text:p>
          </table:table-cell>
          <table:table-cell table:style-name="ce8"/>
          <table:table-cell table:style-name="ce8" table:formula="of:=([.K6]-[.K5])/0.1" office:value-type="float" office:value="1.14247522111874" calcext:value-type="float">
            <text:p>1.14</text:p>
          </table:table-cell>
          <table:table-cell table:style-name="ce8" table:formula="of:=([.L6]-[.L5])/0.1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4" table:formula="of:=+[.B6]+0.1" office:value-type="float" office:value="0.3" calcext:value-type="float">
            <text:p>0.3</text:p>
          </table:table-cell>
          <table:table-cell table:formula="of:=+[.C6]+1" office:value-type="float" office:value="203" calcext:value-type="float">
            <text:p>203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table:style-name="ce8" table:formula="of:=SQRT([.C7]^2+[.D7]^2+[.E7]^2)" office:value-type="float" office:value="459.574803486875" calcext:value-type="float">
            <text:p>459.57</text:p>
          </table:table-cell>
          <table:table-cell table:style-name="ce8"/>
          <table:table-cell table:style-name="ce8" table:formula="of:=SQRT([.C7]^2+[.D7]^2)" office:value-type="float" office:value="226.294056484036" calcext:value-type="float">
            <text:p>226.29</text:p>
          </table:table-cell>
          <table:table-cell table:style-name="ce8" table:formula="of:=DEGREES(ATAN2([.C7];[.D7]))" office:value-type="float" office:value="26.2253568597654" calcext:value-type="float">
            <text:p>26.23</text:p>
          </table:table-cell>
          <table:table-cell table:style-name="ce8"/>
          <table:table-cell table:style-name="ce8" table:formula="of:=DEGREES(ATAN2([.E7];[.C7]))" office:value-type="float" office:value="26.9077935265409" calcext:value-type="float">
            <text:p>26.91</text:p>
          </table:table-cell>
          <table:table-cell table:style-name="ce8" table:formula="of:=DEGREES(ATAN2([.E7];[.D7]))" office:value-type="float" office:value="14.0362434679265" calcext:value-type="float">
            <text:p>14.04</text:p>
          </table:table-cell>
          <table:table-cell table:style-name="ce9"/>
          <table:table-cell table:style-name="ce8" table:formula="of:=([.C7]-[.C6])/0.1" office:value-type="float" office:value="10" calcext:value-type="float">
            <text:p>10.00</text:p>
          </table:table-cell>
          <table:table-cell table:style-name="ce8" table:formula="of:=([.D7]-[.D6])/0.1" office:value-type="float" office:value="0" calcext:value-type="float">
            <text:p>0.00</text:p>
          </table:table-cell>
          <table:table-cell table:style-name="ce8" table:formula="of:=([.E7]-[.E6])/0.1" office:value-type="float" office:value="0" calcext:value-type="float">
            <text:p>0.00</text:p>
          </table:table-cell>
          <table:table-cell table:style-name="ce8" table:formula="of:=([.F7]-[.F6])/0.1" office:value-type="float" office:value="4.40836109160955" calcext:value-type="float">
            <text:p>4.41</text:p>
          </table:table-cell>
          <table:table-cell table:style-name="ce8"/>
          <table:table-cell table:style-name="ce8" table:formula="of:=([.H7]-[.H6])/0.1" office:value-type="float" office:value="8.96629701918357" calcext:value-type="float">
            <text:p>8.97</text:p>
          </table:table-cell>
          <table:table-cell table:style-name="ce8" table:formula="of:=([.I7]-[.I6])/0.1" office:value-type="float" office:value="-1.12331306322076" calcext:value-type="float">
            <text:p>-1.12</text:p>
          </table:table-cell>
          <table:table-cell table:style-name="ce8"/>
          <table:table-cell table:style-name="ce8" table:formula="of:=([.K7]-[.K6])/0.1" office:value-type="float" office:value="1.14017897737693" calcext:value-type="float">
            <text:p>1.14</text:p>
          </table:table-cell>
          <table:table-cell table:style-name="ce8" table:formula="of:=([.L7]-[.L6])/0.1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4" table:formula="of:=+[.B7]+0.1" office:value-type="float" office:value="0.4" calcext:value-type="float">
            <text:p>0.4</text:p>
          </table:table-cell>
          <table:table-cell table:formula="of:=+[.C7]+1" office:value-type="float" office:value="204" calcext:value-type="float">
            <text:p>204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table:style-name="ce8" table:formula="of:=SQRT([.C8]^2+[.D8]^2+[.E8]^2)" office:value-type="float" office:value="460.017390975602" calcext:value-type="float">
            <text:p>460.02</text:p>
          </table:table-cell>
          <table:table-cell table:style-name="ce8"/>
          <table:table-cell table:style-name="ce8" table:formula="of:=SQRT([.C8]^2+[.D8]^2)" office:value-type="float" office:value="227.191549138607" calcext:value-type="float">
            <text:p>227.19</text:p>
          </table:table-cell>
          <table:table-cell table:style-name="ce8" table:formula="of:=DEGREES(ATAN2([.C8];[.D8]))" office:value-type="float" office:value="26.1139126302907" calcext:value-type="float">
            <text:p>26.11</text:p>
          </table:table-cell>
          <table:table-cell table:style-name="ce8"/>
          <table:table-cell table:style-name="ce8" table:formula="of:=DEGREES(ATAN2([.E8];[.C8]))" office:value-type="float" office:value="27.021581591177" calcext:value-type="float">
            <text:p>27.02</text:p>
          </table:table-cell>
          <table:table-cell table:style-name="ce8" table:formula="of:=DEGREES(ATAN2([.E8];[.D8]))" office:value-type="float" office:value="14.0362434679265" calcext:value-type="float">
            <text:p>14.04</text:p>
          </table:table-cell>
          <table:table-cell table:style-name="ce9"/>
          <table:table-cell table:style-name="ce8" table:formula="of:=([.C8]-[.C7])/0.1" office:value-type="float" office:value="10" calcext:value-type="float">
            <text:p>10.00</text:p>
          </table:table-cell>
          <table:table-cell table:style-name="ce8" table:formula="of:=([.D8]-[.D7])/0.1" office:value-type="float" office:value="0" calcext:value-type="float">
            <text:p>0.00</text:p>
          </table:table-cell>
          <table:table-cell table:style-name="ce8" table:formula="of:=([.E8]-[.E7])/0.1" office:value-type="float" office:value="0" calcext:value-type="float">
            <text:p>0.00</text:p>
          </table:table-cell>
          <table:table-cell table:style-name="ce8" table:formula="of:=([.F8]-[.F7])/0.1" office:value-type="float" office:value="4.42587488726929" calcext:value-type="float">
            <text:p>4.43</text:p>
          </table:table-cell>
          <table:table-cell table:style-name="ce8"/>
          <table:table-cell table:style-name="ce8" table:formula="of:=([.H8]-[.H7])/0.1" office:value-type="float" office:value="8.97492654571011" calcext:value-type="float">
            <text:p>8.97</text:p>
          </table:table-cell>
          <table:table-cell table:style-name="ce8" table:formula="of:=([.I8]-[.I7])/0.1" office:value-type="float" office:value="-1.11444229474646" calcext:value-type="float">
            <text:p>-1.11</text:p>
          </table:table-cell>
          <table:table-cell table:style-name="ce8"/>
          <table:table-cell table:style-name="ce8" table:formula="of:=([.K8]-[.K7])/0.1" office:value-type="float" office:value="1.13788064636189" calcext:value-type="float">
            <text:p>1.14</text:p>
          </table:table-cell>
          <table:table-cell table:style-name="ce8" table:formula="of:=([.L8]-[.L7])/0.1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4" table:formula="of:=+[.B8]+0.1" office:value-type="float" office:value="0.5" calcext:value-type="float">
            <text:p>0.5</text:p>
          </table:table-cell>
          <table:table-cell table:formula="of:=+[.C8]+1" office:value-type="float" office:value="205" calcext:value-type="float">
            <text:p>205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table:style-name="ce8" table:formula="of:=SQRT([.C9]^2+[.D9]^2+[.E9]^2)" office:value-type="float" office:value="460.461724793712" calcext:value-type="float">
            <text:p>460.46</text:p>
          </table:table-cell>
          <table:table-cell table:style-name="ce8"/>
          <table:table-cell table:style-name="ce8" table:formula="of:=SQRT([.C9]^2+[.D9]^2)" office:value-type="float" office:value="228.089894559141" calcext:value-type="float">
            <text:p>228.09</text:p>
          </table:table-cell>
          <table:table-cell table:style-name="ce8" table:formula="of:=DEGREES(ATAN2([.C9];[.D9]))" office:value-type="float" office:value="26.0033458445114" calcext:value-type="float">
            <text:p>26.00</text:p>
          </table:table-cell>
          <table:table-cell table:style-name="ce8"/>
          <table:table-cell table:style-name="ce8" table:formula="of:=DEGREES(ATAN2([.E9];[.C9]))" office:value-type="float" office:value="27.1351396220769" calcext:value-type="float">
            <text:p>27.14</text:p>
          </table:table-cell>
          <table:table-cell table:style-name="ce8" table:formula="of:=DEGREES(ATAN2([.E9];[.D9]))" office:value-type="float" office:value="14.0362434679265" calcext:value-type="float">
            <text:p>14.04</text:p>
          </table:table-cell>
          <table:table-cell table:style-name="ce9"/>
          <table:table-cell table:style-name="ce8" table:formula="of:=([.C9]-[.C8])/0.1" office:value-type="float" office:value="10" calcext:value-type="float">
            <text:p>10.00</text:p>
          </table:table-cell>
          <table:table-cell table:style-name="ce8" table:formula="of:=([.D9]-[.D8])/0.1" office:value-type="float" office:value="0" calcext:value-type="float">
            <text:p>0.00</text:p>
          </table:table-cell>
          <table:table-cell table:style-name="ce8" table:formula="of:=([.E9]-[.E8])/0.1" office:value-type="float" office:value="0" calcext:value-type="float">
            <text:p>0.00</text:p>
          </table:table-cell>
          <table:table-cell table:style-name="ce8" table:formula="of:=([.F9]-[.F8])/0.1" office:value-type="float" office:value="4.44333818109669" calcext:value-type="float">
            <text:p>4.44</text:p>
          </table:table-cell>
          <table:table-cell table:style-name="ce8"/>
          <table:table-cell table:style-name="ce8" table:formula="of:=([.H9]-[.H8])/0.1" office:value-type="float" office:value="8.98345420534042" calcext:value-type="float">
            <text:p>8.98</text:p>
          </table:table-cell>
          <table:table-cell table:style-name="ce8" table:formula="of:=([.I9]-[.I8])/0.1" office:value-type="float" office:value="-1.10566785779259" calcext:value-type="float">
            <text:p>-1.11</text:p>
          </table:table-cell>
          <table:table-cell table:style-name="ce8"/>
          <table:table-cell table:style-name="ce8" table:formula="of:=([.K9]-[.K8])/0.1" office:value-type="float" office:value="1.13558030899835" calcext:value-type="float">
            <text:p>1.14</text:p>
          </table:table-cell>
          <table:table-cell table:style-name="ce8" table:formula="of:=([.L9]-[.L8])/0.1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4" table:formula="of:=+[.B9]+0.1" office:value-type="float" office:value="0.6" calcext:value-type="float">
            <text:p>0.6</text:p>
          </table:table-cell>
          <table:table-cell table:formula="of:=+[.C9]+1" office:value-type="float" office:value="206" calcext:value-type="float">
            <text:p>206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table:style-name="ce8" table:formula="of:=SQRT([.C10]^2+[.D10]^2+[.E10]^2)" office:value-type="float" office:value="460.907799890607" calcext:value-type="float">
            <text:p>460.91</text:p>
          </table:table-cell>
          <table:table-cell table:style-name="ce8"/>
          <table:table-cell table:style-name="ce8" table:formula="of:=SQRT([.C10]^2+[.D10]^2)" office:value-type="float" office:value="228.989082709198" calcext:value-type="float">
            <text:p>228.99</text:p>
          </table:table-cell>
          <table:table-cell table:style-name="ce8" table:formula="of:=DEGREES(ATAN2([.C10];[.D10]))" office:value-type="float" office:value="25.893646994228" calcext:value-type="float">
            <text:p>25.89</text:p>
          </table:table-cell>
          <table:table-cell table:style-name="ce8"/>
          <table:table-cell table:style-name="ce8" table:formula="of:=DEGREES(ATAN2([.E10];[.C10]))" office:value-type="float" office:value="27.2484674266448" calcext:value-type="float">
            <text:p>27.25</text:p>
          </table:table-cell>
          <table:table-cell table:style-name="ce8" table:formula="of:=DEGREES(ATAN2([.E10];[.D10]))" office:value-type="float" office:value="14.0362434679265" calcext:value-type="float">
            <text:p>14.04</text:p>
          </table:table-cell>
          <table:table-cell table:style-name="ce9"/>
          <table:table-cell table:style-name="ce8" table:formula="of:=([.C10]-[.C9])/0.1" office:value-type="float" office:value="10" calcext:value-type="float">
            <text:p>10.00</text:p>
          </table:table-cell>
          <table:table-cell table:style-name="ce8" table:formula="of:=([.D10]-[.D9])/0.1" office:value-type="float" office:value="0" calcext:value-type="float">
            <text:p>0.00</text:p>
          </table:table-cell>
          <table:table-cell table:style-name="ce8" table:formula="of:=([.E10]-[.E9])/0.1" office:value-type="float" office:value="0" calcext:value-type="float">
            <text:p>0.00</text:p>
          </table:table-cell>
          <table:table-cell table:style-name="ce8" table:formula="of:=([.F10]-[.F9])/0.1" office:value-type="float" office:value="4.46075096895356" calcext:value-type="float">
            <text:p>4.46</text:p>
          </table:table-cell>
          <table:table-cell table:style-name="ce8"/>
          <table:table-cell table:style-name="ce8" table:formula="of:=([.H10]-[.H9])/0.1" office:value-type="float" office:value="8.99188150057285" calcext:value-type="float">
            <text:p>8.99</text:p>
          </table:table-cell>
          <table:table-cell table:style-name="ce8" table:formula="of:=([.I10]-[.I9])/0.1" office:value-type="float" office:value="-1.09698850283433" calcext:value-type="float">
            <text:p>-1.10</text:p>
          </table:table-cell>
          <table:table-cell table:style-name="ce8"/>
          <table:table-cell table:style-name="ce8" table:formula="of:=([.K10]-[.K9])/0.1" office:value-type="float" office:value="1.13327804567881" calcext:value-type="float">
            <text:p>1.13</text:p>
          </table:table-cell>
          <table:table-cell table:style-name="ce8" table:formula="of:=([.L10]-[.L9])/0.1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4" table:formula="of:=+[.B10]+0.1" office:value-type="float" office:value="0.7" calcext:value-type="float">
            <text:p>0.7</text:p>
          </table:table-cell>
          <table:table-cell table:formula="of:=+[.C10]+1" office:value-type="float" office:value="207" calcext:value-type="float">
            <text:p>207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table:style-name="ce8" table:formula="of:=SQRT([.C11]^2+[.D11]^2+[.E11]^2)" office:value-type="float" office:value="461.35561121547" calcext:value-type="float">
            <text:p>461.36</text:p>
          </table:table-cell>
          <table:table-cell table:style-name="ce8"/>
          <table:table-cell table:style-name="ce8" table:formula="of:=SQRT([.C11]^2+[.D11]^2)" office:value-type="float" office:value="229.889103700023" calcext:value-type="float">
            <text:p>229.89</text:p>
          </table:table-cell>
          <table:table-cell table:style-name="ce8" table:formula="of:=DEGREES(ATAN2([.C11];[.D11]))" office:value-type="float" office:value="25.7848066944776" calcext:value-type="float">
            <text:p>25.78</text:p>
          </table:table-cell>
          <table:table-cell table:style-name="ce8"/>
          <table:table-cell table:style-name="ce8" table:formula="of:=DEGREES(ATAN2([.E11];[.C11]))" office:value-type="float" office:value="27.3615648202708" calcext:value-type="float">
            <text:p>27.36</text:p>
          </table:table-cell>
          <table:table-cell table:style-name="ce8" table:formula="of:=DEGREES(ATAN2([.E11];[.D11]))" office:value-type="float" office:value="14.0362434679265" calcext:value-type="float">
            <text:p>14.04</text:p>
          </table:table-cell>
          <table:table-cell table:style-name="ce9"/>
          <table:table-cell table:style-name="ce8" table:formula="of:=([.C11]-[.C10])/0.1" office:value-type="float" office:value="10" calcext:value-type="float">
            <text:p>10.00</text:p>
          </table:table-cell>
          <table:table-cell table:style-name="ce8" table:formula="of:=([.D11]-[.D10])/0.1" office:value-type="float" office:value="0" calcext:value-type="float">
            <text:p>0.00</text:p>
          </table:table-cell>
          <table:table-cell table:style-name="ce8" table:formula="of:=([.E11]-[.E10])/0.1" office:value-type="float" office:value="0" calcext:value-type="float">
            <text:p>0.00</text:p>
          </table:table-cell>
          <table:table-cell table:style-name="ce8" table:formula="of:=([.F11]-[.F10])/0.1" office:value-type="float" office:value="4.47811324862926" calcext:value-type="float">
            <text:p>4.48</text:p>
          </table:table-cell>
          <table:table-cell table:style-name="ce8"/>
          <table:table-cell table:style-name="ce8" table:formula="of:=([.H11]-[.H10])/0.1" office:value-type="float" office:value="9.00020990824999" calcext:value-type="float">
            <text:p>9.00</text:p>
          </table:table-cell>
          <table:table-cell table:style-name="ce8" table:formula="of:=([.I11]-[.I10])/0.1" office:value-type="float" office:value="-1.08840299750401" calcext:value-type="float">
            <text:p>-1.09</text:p>
          </table:table-cell>
          <table:table-cell table:style-name="ce8"/>
          <table:table-cell table:style-name="ce8" table:formula="of:=([.K11]-[.K10])/0.1" office:value-type="float" office:value="1.13097393626045" calcext:value-type="float">
            <text:p>1.13</text:p>
          </table:table-cell>
          <table:table-cell table:style-name="ce8" table:formula="of:=([.L11]-[.L10])/0.1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4" table:formula="of:=+[.B11]+0.1" office:value-type="float" office:value="0.8" calcext:value-type="float">
            <text:p>0.8</text:p>
          </table:table-cell>
          <table:table-cell table:formula="of:=+[.C11]+1" office:value-type="float" office:value="208" calcext:value-type="float">
            <text:p>208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table:style-name="ce8" table:formula="of:=SQRT([.C12]^2+[.D12]^2+[.E12]^2)" office:value-type="float" office:value="461.805153717453" calcext:value-type="float">
            <text:p>461.81</text:p>
          </table:table-cell>
          <table:table-cell table:style-name="ce8"/>
          <table:table-cell table:style-name="ce8" table:formula="of:=SQRT([.C12]^2+[.D12]^2)" office:value-type="float" office:value="230.789947788027" calcext:value-type="float">
            <text:p>230.79</text:p>
          </table:table-cell>
          <table:table-cell table:style-name="ce8" table:formula="of:=DEGREES(ATAN2([.C12];[.D12]))" office:value-type="float" office:value="25.6768156818382" calcext:value-type="float">
            <text:p>25.68</text:p>
          </table:table-cell>
          <table:table-cell table:style-name="ce8"/>
          <table:table-cell table:style-name="ce8" table:formula="of:=DEGREES(ATAN2([.E12];[.C12]))" office:value-type="float" office:value="27.4744316262771" calcext:value-type="float">
            <text:p>27.47</text:p>
          </table:table-cell>
          <table:table-cell table:style-name="ce8" table:formula="of:=DEGREES(ATAN2([.E12];[.D12]))" office:value-type="float" office:value="14.0362434679265" calcext:value-type="float">
            <text:p>14.04</text:p>
          </table:table-cell>
          <table:table-cell table:style-name="ce9"/>
          <table:table-cell table:style-name="ce8" table:formula="of:=([.C12]-[.C11])/0.1" office:value-type="float" office:value="10" calcext:value-type="float">
            <text:p>10.00</text:p>
          </table:table-cell>
          <table:table-cell table:style-name="ce8" table:formula="of:=([.D12]-[.D11])/0.1" office:value-type="float" office:value="0" calcext:value-type="float">
            <text:p>0.00</text:p>
          </table:table-cell>
          <table:table-cell table:style-name="ce8" table:formula="of:=([.E12]-[.E11])/0.1" office:value-type="float" office:value="0" calcext:value-type="float">
            <text:p>0.00</text:p>
          </table:table-cell>
          <table:table-cell table:style-name="ce8" table:formula="of:=([.F12]-[.F11])/0.1" office:value-type="float" office:value="4.49542501982478" calcext:value-type="float">
            <text:p>4.50</text:p>
          </table:table-cell>
          <table:table-cell table:style-name="ce8"/>
          <table:table-cell table:style-name="ce8" table:formula="of:=([.H12]-[.H11])/0.1" office:value-type="float" office:value="9.00844088003339" calcext:value-type="float">
            <text:p>9.01</text:p>
          </table:table-cell>
          <table:table-cell table:style-name="ce8" table:formula="of:=([.I12]-[.I11])/0.1" office:value-type="float" office:value="-1.07991012639392" calcext:value-type="float">
            <text:p>-1.08</text:p>
          </table:table-cell>
          <table:table-cell table:style-name="ce8"/>
          <table:table-cell table:style-name="ce8" table:formula="of:=([.K12]-[.K11])/0.1" office:value-type="float" office:value="1.1286680600633" calcext:value-type="float">
            <text:p>1.13</text:p>
          </table:table-cell>
          <table:table-cell table:style-name="ce8" table:formula="of:=([.L12]-[.L11])/0.1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4" table:formula="of:=+[.B12]+0.1" office:value-type="float" office:value="0.9" calcext:value-type="float">
            <text:p>0.9</text:p>
          </table:table-cell>
          <table:table-cell table:formula="of:=+[.C12]+1" office:value-type="float" office:value="209" calcext:value-type="float">
            <text:p>209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table:style-name="ce8" table:formula="of:=SQRT([.C13]^2+[.D13]^2+[.E13]^2)" office:value-type="float" office:value="462.256422345866" calcext:value-type="float">
            <text:p>462.26</text:p>
          </table:table-cell>
          <table:table-cell table:style-name="ce8"/>
          <table:table-cell table:style-name="ce8" table:formula="of:=SQRT([.C13]^2+[.D13]^2)" office:value-type="float" office:value="231.691605372314" calcext:value-type="float">
            <text:p>231.69</text:p>
          </table:table-cell>
          <table:table-cell table:style-name="ce8" table:formula="of:=DEGREES(ATAN2([.C13];[.D13]))" office:value-type="float" office:value="25.5696648127525" calcext:value-type="float">
            <text:p>25.57</text:p>
          </table:table-cell>
          <table:table-cell table:style-name="ce8"/>
          <table:table-cell table:style-name="ce8" table:formula="of:=DEGREES(ATAN2([.E13];[.C13]))" office:value-type="float" office:value="27.5870676758639" calcext:value-type="float">
            <text:p>27.59</text:p>
          </table:table-cell>
          <table:table-cell table:style-name="ce8" table:formula="of:=DEGREES(ATAN2([.E13];[.D13]))" office:value-type="float" office:value="14.0362434679265" calcext:value-type="float">
            <text:p>14.04</text:p>
          </table:table-cell>
          <table:table-cell table:style-name="ce9"/>
          <table:table-cell table:style-name="ce8" table:formula="of:=([.C13]-[.C12])/0.1" office:value-type="float" office:value="10" calcext:value-type="float">
            <text:p>10.00</text:p>
          </table:table-cell>
          <table:table-cell table:style-name="ce8" table:formula="of:=([.D13]-[.D12])/0.1" office:value-type="float" office:value="0" calcext:value-type="float">
            <text:p>0.00</text:p>
          </table:table-cell>
          <table:table-cell table:style-name="ce8" table:formula="of:=([.E13]-[.E12])/0.1" office:value-type="float" office:value="0" calcext:value-type="float">
            <text:p>0.00</text:p>
          </table:table-cell>
          <table:table-cell table:style-name="ce8" table:formula="of:=([.F13]-[.F12])/0.1" office:value-type="float" office:value="4.512686284138" calcext:value-type="float">
            <text:p>4.51</text:p>
          </table:table-cell>
          <table:table-cell table:style-name="ce8"/>
          <table:table-cell table:style-name="ce8" table:formula="of:=([.H13]-[.H12])/0.1" office:value-type="float" office:value="9.01657584287335" calcext:value-type="float">
            <text:p>9.02</text:p>
          </table:table-cell>
          <table:table-cell table:style-name="ce8" table:formula="of:=([.I13]-[.I12])/0.1" office:value-type="float" office:value="-1.07150869085729" calcext:value-type="float">
            <text:p>-1.07</text:p>
          </table:table-cell>
          <table:table-cell table:style-name="ce8"/>
          <table:table-cell table:style-name="ce8" table:formula="of:=([.K13]-[.K12])/0.1" office:value-type="float" office:value="1.12636049586754" calcext:value-type="float">
            <text:p>1.13</text:p>
          </table:table-cell>
          <table:table-cell table:style-name="ce8" table:formula="of:=([.L13]-[.L12])/0.1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4" table:formula="of:=+[.B13]+0.1" office:value-type="float" office:value="1" calcext:value-type="float">
            <text:p>1.0</text:p>
          </table:table-cell>
          <table:table-cell table:formula="of:=+[.C13]+1"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table:style-name="ce8" table:formula="of:=SQRT([.C14]^2+[.D14]^2+[.E14]^2)" office:value-type="float" office:value="462.709412050371" calcext:value-type="float">
            <text:p>462.71</text:p>
          </table:table-cell>
          <table:table-cell table:style-name="ce8"/>
          <table:table-cell table:style-name="ce8" table:formula="of:=SQRT([.C14]^2+[.D14]^2)" office:value-type="float" office:value="232.59406699226" calcext:value-type="float">
            <text:p>232.59</text:p>
          </table:table-cell>
          <table:table-cell table:style-name="ce8" table:formula="of:=DEGREES(ATAN2([.C14];[.D14]))" office:value-type="float" office:value="25.4633450618716" calcext:value-type="float">
            <text:p>25.46</text:p>
          </table:table-cell>
          <table:table-cell table:style-name="ce8"/>
          <table:table-cell table:style-name="ce8" table:formula="of:=DEGREES(ATAN2([.E14];[.C14]))" office:value-type="float" office:value="27.699472808055" calcext:value-type="float">
            <text:p>27.70</text:p>
          </table:table-cell>
          <table:table-cell table:style-name="ce8" table:formula="of:=DEGREES(ATAN2([.E14];[.D14]))" office:value-type="float" office:value="14.0362434679265" calcext:value-type="float">
            <text:p>14.04</text:p>
          </table:table-cell>
          <table:table-cell table:style-name="ce9"/>
          <table:table-cell table:style-name="ce8" table:formula="of:=([.C14]-[.C13])/0.1" office:value-type="float" office:value="10" calcext:value-type="float">
            <text:p>10.00</text:p>
          </table:table-cell>
          <table:table-cell table:style-name="ce8" table:formula="of:=([.D14]-[.D13])/0.1" office:value-type="float" office:value="0" calcext:value-type="float">
            <text:p>0.00</text:p>
          </table:table-cell>
          <table:table-cell table:style-name="ce8" table:formula="of:=([.E14]-[.E13])/0.1" office:value-type="float" office:value="0" calcext:value-type="float">
            <text:p>0.00</text:p>
          </table:table-cell>
          <table:table-cell table:style-name="ce8" table:formula="of:=([.F14]-[.F13])/0.1" office:value-type="float" office:value="4.52989704504603" calcext:value-type="float">
            <text:p>4.53</text:p>
          </table:table-cell>
          <table:table-cell table:style-name="ce8"/>
          <table:table-cell table:style-name="ce8" table:formula="of:=([.H14]-[.H13])/0.1" office:value-type="float" office:value="9.02461619946308" calcext:value-type="float">
            <text:p>9.02</text:p>
          </table:table-cell>
          <table:table-cell table:style-name="ce8" table:formula="of:=([.I14]-[.I13])/0.1" office:value-type="float" office:value="-1.06319750880878" calcext:value-type="float">
            <text:p>-1.06</text:p>
          </table:table-cell>
          <table:table-cell table:style-name="ce8"/>
          <table:table-cell table:style-name="ce8" table:formula="of:=([.K14]-[.K13])/0.1" office:value-type="float" office:value="1.12405132191114" calcext:value-type="float">
            <text:p>1.12</text:p>
          </table:table-cell>
          <table:table-cell table:style-name="ce8" table:formula="of:=([.L14]-[.L13])/0.1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4" table:formula="of:=+[.B14]+0.1" office:value-type="float" office:value="1.1" calcext:value-type="float">
            <text:p>1.1</text:p>
          </table:table-cell>
          <table:table-cell table:formula="of:=+[.C14]+1" office:value-type="float" office:value="211" calcext:value-type="float">
            <text:p>211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table:style-name="ce8" table:formula="of:=SQRT([.C15]^2+[.D15]^2+[.E15]^2)" office:value-type="float" office:value="463.16411778116" calcext:value-type="float">
            <text:p>463.16</text:p>
          </table:table-cell>
          <table:table-cell table:style-name="ce8"/>
          <table:table-cell table:style-name="ce8" table:formula="of:=SQRT([.C15]^2+[.D15]^2)" office:value-type="float" office:value="233.497323325129" calcext:value-type="float">
            <text:p>233.50</text:p>
          </table:table-cell>
          <table:table-cell table:style-name="ce8" table:formula="of:=DEGREES(ATAN2([.C15];[.D15]))" office:value-type="float" office:value="25.357847520419" calcext:value-type="float">
            <text:p>25.36</text:p>
          </table:table-cell>
          <table:table-cell table:style-name="ce8"/>
          <table:table-cell table:style-name="ce8" table:formula="of:=DEGREES(ATAN2([.E15];[.C15]))" office:value-type="float" office:value="27.8116468696438" calcext:value-type="float">
            <text:p>27.81</text:p>
          </table:table-cell>
          <table:table-cell table:style-name="ce8" table:formula="of:=DEGREES(ATAN2([.E15];[.D15]))" office:value-type="float" office:value="14.0362434679265" calcext:value-type="float">
            <text:p>14.04</text:p>
          </table:table-cell>
          <table:table-cell table:style-name="ce9"/>
          <table:table-cell table:style-name="ce8" table:formula="of:=([.C15]-[.C14])/0.1" office:value-type="float" office:value="10" calcext:value-type="float">
            <text:p>10.00</text:p>
          </table:table-cell>
          <table:table-cell table:style-name="ce8" table:formula="of:=([.D15]-[.D14])/0.1" office:value-type="float" office:value="0" calcext:value-type="float">
            <text:p>0.00</text:p>
          </table:table-cell>
          <table:table-cell table:style-name="ce8" table:formula="of:=([.E15]-[.E14])/0.1" office:value-type="float" office:value="0" calcext:value-type="float">
            <text:p>0.00</text:p>
          </table:table-cell>
          <table:table-cell table:style-name="ce8" table:formula="of:=([.F15]-[.F14])/0.1" office:value-type="float" office:value="4.5470573078876" calcext:value-type="float">
            <text:p>4.55</text:p>
          </table:table-cell>
          <table:table-cell table:style-name="ce8"/>
          <table:table-cell table:style-name="ce8" table:formula="of:=([.H15]-[.H14])/0.1" office:value-type="float" office:value="9.03256332869233" calcext:value-type="float">
            <text:p>9.03</text:p>
          </table:table-cell>
          <table:table-cell table:style-name="ce8" table:formula="of:=([.I15]-[.I14])/0.1" office:value-type="float" office:value="-1.05497541452618" calcext:value-type="float">
            <text:p>-1.05</text:p>
          </table:table-cell>
          <table:table-cell table:style-name="ce8"/>
          <table:table-cell table:style-name="ce8" table:formula="of:=([.K15]-[.K14])/0.1" office:value-type="float" office:value="1.12174061588796" calcext:value-type="float">
            <text:p>1.12</text:p>
          </table:table-cell>
          <table:table-cell table:style-name="ce8" table:formula="of:=([.L15]-[.L14])/0.1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4" table:formula="of:=+[.B15]+0.1" office:value-type="float" office:value="1.2" calcext:value-type="float">
            <text:p>1.2</text:p>
          </table:table-cell>
          <table:table-cell table:formula="of:=+[.C15]+1" office:value-type="float" office:value="212" calcext:value-type="float">
            <text:p>212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table:style-name="ce8" table:formula="of:=SQRT([.C16]^2+[.D16]^2+[.E16]^2)" office:value-type="float" office:value="463.620534489144" calcext:value-type="float">
            <text:p>463.62</text:p>
          </table:table-cell>
          <table:table-cell table:style-name="ce8"/>
          <table:table-cell table:style-name="ce8" table:formula="of:=SQRT([.C16]^2+[.D16]^2)" office:value-type="float" office:value="234.401365183738" calcext:value-type="float">
            <text:p>234.40</text:p>
          </table:table-cell>
          <table:table-cell table:style-name="ce8" table:formula="of:=DEGREES(ATAN2([.C16];[.D16]))" office:value-type="float" office:value="25.2531633945739" calcext:value-type="float">
            <text:p>25.25</text:p>
          </table:table-cell>
          <table:table-cell table:style-name="ce8"/>
          <table:table-cell table:style-name="ce8" table:formula="of:=DEGREES(ATAN2([.E16];[.C16]))" office:value-type="float" office:value="27.9235897151384" calcext:value-type="float">
            <text:p>27.92</text:p>
          </table:table-cell>
          <table:table-cell table:style-name="ce8" table:formula="of:=DEGREES(ATAN2([.E16];[.D16]))" office:value-type="float" office:value="14.0362434679265" calcext:value-type="float">
            <text:p>14.04</text:p>
          </table:table-cell>
          <table:table-cell table:style-name="ce9"/>
          <table:table-cell table:style-name="ce8" table:formula="of:=([.C16]-[.C15])/0.1" office:value-type="float" office:value="10" calcext:value-type="float">
            <text:p>10.00</text:p>
          </table:table-cell>
          <table:table-cell table:style-name="ce8" table:formula="of:=([.D16]-[.D15])/0.1" office:value-type="float" office:value="0" calcext:value-type="float">
            <text:p>0.00</text:p>
          </table:table-cell>
          <table:table-cell table:style-name="ce8" table:formula="of:=([.E16]-[.E15])/0.1" office:value-type="float" office:value="0" calcext:value-type="float">
            <text:p>0.00</text:p>
          </table:table-cell>
          <table:table-cell table:style-name="ce8" table:formula="of:=([.F16]-[.F15])/0.1" office:value-type="float" office:value="4.56416707984715" calcext:value-type="float">
            <text:p>4.56</text:p>
          </table:table-cell>
          <table:table-cell table:style-name="ce8"/>
          <table:table-cell table:style-name="ce8" table:formula="of:=([.H16]-[.H15])/0.1" office:value-type="float" office:value="9.04041858608423" calcext:value-type="float">
            <text:p>9.04</text:p>
          </table:table-cell>
          <table:table-cell table:style-name="ce8" table:formula="of:=([.I16]-[.I15])/0.1" office:value-type="float" office:value="-1.04684125845115" calcext:value-type="float">
            <text:p>-1.05</text:p>
          </table:table-cell>
          <table:table-cell table:style-name="ce8"/>
          <table:table-cell table:style-name="ce8" table:formula="of:=([.K16]-[.K15])/0.1" office:value-type="float" office:value="1.11942845494589" calcext:value-type="float">
            <text:p>1.12</text:p>
          </table:table-cell>
          <table:table-cell table:style-name="ce8" table:formula="of:=([.L16]-[.L15])/0.1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4" table:formula="of:=+[.B16]+0.1" office:value-type="float" office:value="1.3" calcext:value-type="float">
            <text:p>1.3</text:p>
          </table:table-cell>
          <table:table-cell table:formula="of:=+[.C16]+1" office:value-type="float" office:value="213" calcext:value-type="float">
            <text:p>213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table:style-name="ce8" table:formula="of:=SQRT([.C17]^2+[.D17]^2+[.E17]^2)" office:value-type="float" office:value="464.078657126138" calcext:value-type="float">
            <text:p>464.08</text:p>
          </table:table-cell>
          <table:table-cell table:style-name="ce8"/>
          <table:table-cell table:style-name="ce8" table:formula="of:=SQRT([.C17]^2+[.D17]^2)" office:value-type="float" office:value="235.306183514161" calcext:value-type="float">
            <text:p>235.31</text:p>
          </table:table-cell>
          <table:table-cell table:style-name="ce8" table:formula="of:=DEGREES(ATAN2([.C17];[.D17]))" office:value-type="float" office:value="25.1492840038748" calcext:value-type="float">
            <text:p>25.15</text:p>
          </table:table-cell>
          <table:table-cell table:style-name="ce8"/>
          <table:table-cell table:style-name="ce8" table:formula="of:=DEGREES(ATAN2([.E17];[.C17]))" office:value-type="float" office:value="28.0353012067068" calcext:value-type="float">
            <text:p>28.04</text:p>
          </table:table-cell>
          <table:table-cell table:style-name="ce8" table:formula="of:=DEGREES(ATAN2([.E17];[.D17]))" office:value-type="float" office:value="14.0362434679265" calcext:value-type="float">
            <text:p>14.04</text:p>
          </table:table-cell>
          <table:table-cell table:style-name="ce9"/>
          <table:table-cell table:style-name="ce8" table:formula="of:=([.C17]-[.C16])/0.1" office:value-type="float" office:value="10" calcext:value-type="float">
            <text:p>10.00</text:p>
          </table:table-cell>
          <table:table-cell table:style-name="ce8" table:formula="of:=([.D17]-[.D16])/0.1" office:value-type="float" office:value="0" calcext:value-type="float">
            <text:p>0.00</text:p>
          </table:table-cell>
          <table:table-cell table:style-name="ce8" table:formula="of:=([.E17]-[.E16])/0.1" office:value-type="float" office:value="0" calcext:value-type="float">
            <text:p>0.00</text:p>
          </table:table-cell>
          <table:table-cell table:style-name="ce8" table:formula="of:=([.F17]-[.F16])/0.1" office:value-type="float" office:value="4.58122636994006" calcext:value-type="float">
            <text:p>4.58</text:p>
          </table:table-cell>
          <table:table-cell table:style-name="ce8"/>
          <table:table-cell table:style-name="ce8" table:formula="of:=([.H17]-[.H16])/0.1" office:value-type="float" office:value="9.04818330423183" calcext:value-type="float">
            <text:p>9.05</text:p>
          </table:table-cell>
          <table:table-cell table:style-name="ce8" table:formula="of:=([.I17]-[.I16])/0.1" office:value-type="float" office:value="-1.03879390699102" calcext:value-type="float">
            <text:p>-1.04</text:p>
          </table:table-cell>
          <table:table-cell table:style-name="ce8"/>
          <table:table-cell table:style-name="ce8" table:formula="of:=([.K17]-[.K16])/0.1" office:value-type="float" office:value="1.11711491568418" calcext:value-type="float">
            <text:p>1.12</text:p>
          </table:table-cell>
          <table:table-cell table:style-name="ce8" table:formula="of:=([.L17]-[.L16])/0.1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4" table:formula="of:=+[.B17]+0.1" office:value-type="float" office:value="1.4" calcext:value-type="float">
            <text:p>1.4</text:p>
          </table:table-cell>
          <table:table-cell table:formula="of:=+[.C17]+1" office:value-type="float" office:value="214" calcext:value-type="float">
            <text:p>214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table:style-name="ce8" table:formula="of:=SQRT([.C18]^2+[.D18]^2+[.E18]^2)" office:value-type="float" office:value="464.538480645038" calcext:value-type="float">
            <text:p>464.54</text:p>
          </table:table-cell>
          <table:table-cell table:style-name="ce8"/>
          <table:table-cell table:style-name="ce8" table:formula="of:=SQRT([.C18]^2+[.D18]^2)" office:value-type="float" office:value="236.211769393483" calcext:value-type="float">
            <text:p>236.21</text:p>
          </table:table-cell>
          <table:table-cell table:style-name="ce8" table:formula="of:=DEGREES(ATAN2([.C18];[.D18]))" office:value-type="float" office:value="25.0462007796428" calcext:value-type="float">
            <text:p>25.05</text:p>
          </table:table-cell>
          <table:table-cell table:style-name="ce8"/>
          <table:table-cell table:style-name="ce8" table:formula="of:=DEGREES(ATAN2([.E18];[.C18]))" office:value-type="float" office:value="28.146781214122" calcext:value-type="float">
            <text:p>28.15</text:p>
          </table:table-cell>
          <table:table-cell table:style-name="ce8" table:formula="of:=DEGREES(ATAN2([.E18];[.D18]))" office:value-type="float" office:value="14.0362434679265" calcext:value-type="float">
            <text:p>14.04</text:p>
          </table:table-cell>
          <table:table-cell table:style-name="ce9"/>
          <table:table-cell table:style-name="ce8" table:formula="of:=([.C18]-[.C17])/0.1" office:value-type="float" office:value="10" calcext:value-type="float">
            <text:p>10.00</text:p>
          </table:table-cell>
          <table:table-cell table:style-name="ce8" table:formula="of:=([.D18]-[.D17])/0.1" office:value-type="float" office:value="0" calcext:value-type="float">
            <text:p>0.00</text:p>
          </table:table-cell>
          <table:table-cell table:style-name="ce8" table:formula="of:=([.E18]-[.E17])/0.1" office:value-type="float" office:value="0" calcext:value-type="float">
            <text:p>0.00</text:p>
          </table:table-cell>
          <table:table-cell table:style-name="ce8" table:formula="of:=([.F18]-[.F17])/0.1" office:value-type="float" office:value="4.59823518899157" calcext:value-type="float">
            <text:p>4.60</text:p>
          </table:table-cell>
          <table:table-cell table:style-name="ce8"/>
          <table:table-cell table:style-name="ce8" table:formula="of:=([.H18]-[.H17])/0.1" office:value-type="float" office:value="9.05585879322047" calcext:value-type="float">
            <text:p>9.06</text:p>
          </table:table-cell>
          <table:table-cell table:style-name="ce8" table:formula="of:=([.I18]-[.I17])/0.1" office:value-type="float" office:value="-1.03083224231995" calcext:value-type="float">
            <text:p>-1.03</text:p>
          </table:table-cell>
          <table:table-cell table:style-name="ce8"/>
          <table:table-cell table:style-name="ce8" table:formula="of:=([.K18]-[.K17])/0.1" office:value-type="float" office:value="1.11480007415238" calcext:value-type="float">
            <text:p>1.11</text:p>
          </table:table-cell>
          <table:table-cell table:style-name="ce8" table:formula="of:=([.L18]-[.L17])/0.1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4" table:formula="of:=+[.B18]+0.1" office:value-type="float" office:value="1.5" calcext:value-type="float">
            <text:p>1.5</text:p>
          </table:table-cell>
          <table:table-cell table:formula="of:=+[.C18]+1" office:value-type="float" office:value="215" calcext:value-type="float">
            <text:p>215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table:style-name="ce8" table:formula="of:=SQRT([.C19]^2+[.D19]^2+[.E19]^2)" office:value-type="float" office:value="465" calcext:value-type="float">
            <text:p>465.00</text:p>
          </table:table-cell>
          <table:table-cell table:style-name="ce8"/>
          <table:table-cell table:style-name="ce8" table:formula="of:=SQRT([.C19]^2+[.D19]^2)" office:value-type="float" office:value="237.118114027588" calcext:value-type="float">
            <text:p>237.12</text:p>
          </table:table-cell>
          <table:table-cell table:style-name="ce8" table:formula="of:=DEGREES(ATAN2([.C19];[.D19]))" office:value-type="float" office:value="24.9439052634246" calcext:value-type="float">
            <text:p>24.94</text:p>
          </table:table-cell>
          <table:table-cell table:style-name="ce8"/>
          <table:table-cell table:style-name="ce8" table:formula="of:=DEGREES(ATAN2([.E19];[.C19]))" office:value-type="float" office:value="28.2580296147069" calcext:value-type="float">
            <text:p>28.26</text:p>
          </table:table-cell>
          <table:table-cell table:style-name="ce8" table:formula="of:=DEGREES(ATAN2([.E19];[.D19]))" office:value-type="float" office:value="14.0362434679265" calcext:value-type="float">
            <text:p>14.04</text:p>
          </table:table-cell>
          <table:table-cell table:style-name="ce9"/>
          <table:table-cell table:style-name="ce8" table:formula="of:=([.C19]-[.C18])/0.1" office:value-type="float" office:value="10" calcext:value-type="float">
            <text:p>10.00</text:p>
          </table:table-cell>
          <table:table-cell table:style-name="ce8" table:formula="of:=([.D19]-[.D18])/0.1" office:value-type="float" office:value="0" calcext:value-type="float">
            <text:p>0.00</text:p>
          </table:table-cell>
          <table:table-cell table:style-name="ce8" table:formula="of:=([.E19]-[.E18])/0.1" office:value-type="float" office:value="0" calcext:value-type="float">
            <text:p>0.00</text:p>
          </table:table-cell>
          <table:table-cell table:style-name="ce8" table:formula="of:=([.F19]-[.F18])/0.1" office:value-type="float" office:value="4.61519354962377" calcext:value-type="float">
            <text:p>4.62</text:p>
          </table:table-cell>
          <table:table-cell table:style-name="ce8"/>
          <table:table-cell table:style-name="ce8" table:formula="of:=([.H19]-[.H18])/0.1" office:value-type="float" office:value="9.06344634104499" calcext:value-type="float">
            <text:p>9.06</text:p>
          </table:table-cell>
          <table:table-cell table:style-name="ce8" table:formula="of:=([.I19]-[.I18])/0.1" office:value-type="float" office:value="-1.02295516218206" calcext:value-type="float">
            <text:p>-1.02</text:p>
          </table:table-cell>
          <table:table-cell table:style-name="ce8"/>
          <table:table-cell table:style-name="ce8" table:formula="of:=([.K19]-[.K18])/0.1" office:value-type="float" office:value="1.11248400584849" calcext:value-type="float">
            <text:p>1.11</text:p>
          </table:table-cell>
          <table:table-cell table:style-name="ce8" table:formula="of:=([.L19]-[.L18])/0.1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4" table:formula="of:=+[.B19]+0.1" office:value-type="float" office:value="1.6" calcext:value-type="float">
            <text:p>1.6</text:p>
          </table:table-cell>
          <table:table-cell table:formula="of:=+[.C19]+1"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table:style-name="ce8" table:formula="of:=SQRT([.C20]^2+[.D20]^2+[.E20]^2)" office:value-type="float" office:value="465.463210146624" calcext:value-type="float">
            <text:p>465.46</text:p>
          </table:table-cell>
          <table:table-cell table:style-name="ce8"/>
          <table:table-cell table:style-name="ce8" table:formula="of:=SQRT([.C20]^2+[.D20]^2)" office:value-type="float" office:value="238.025208748989" calcext:value-type="float">
            <text:p>238.03</text:p>
          </table:table-cell>
          <table:table-cell table:style-name="ce8" table:formula="of:=DEGREES(ATAN2([.C20];[.D20]))" office:value-type="float" office:value="24.8423891054552" calcext:value-type="float">
            <text:p>24.84</text:p>
          </table:table-cell>
          <table:table-cell table:style-name="ce8"/>
          <table:table-cell table:style-name="ce8" table:formula="of:=DEGREES(ATAN2([.E20];[.C20]))" office:value-type="float" office:value="28.3690462932786" calcext:value-type="float">
            <text:p>28.37</text:p>
          </table:table-cell>
          <table:table-cell table:style-name="ce8" table:formula="of:=DEGREES(ATAN2([.E20];[.D20]))" office:value-type="float" office:value="14.0362434679265" calcext:value-type="float">
            <text:p>14.04</text:p>
          </table:table-cell>
          <table:table-cell table:style-name="ce9"/>
          <table:table-cell table:style-name="ce8" table:formula="of:=([.C20]-[.C19])/0.1" office:value-type="float" office:value="10" calcext:value-type="float">
            <text:p>10.00</text:p>
          </table:table-cell>
          <table:table-cell table:style-name="ce8" table:formula="of:=([.D20]-[.D19])/0.1" office:value-type="float" office:value="0" calcext:value-type="float">
            <text:p>0.00</text:p>
          </table:table-cell>
          <table:table-cell table:style-name="ce8" table:formula="of:=([.E20]-[.E19])/0.1" office:value-type="float" office:value="0" calcext:value-type="float">
            <text:p>0.00</text:p>
          </table:table-cell>
          <table:table-cell table:style-name="ce8" table:formula="of:=([.F20]-[.F19])/0.1" office:value-type="float" office:value="4.63210146623737" calcext:value-type="float">
            <text:p>4.63</text:p>
          </table:table-cell>
          <table:table-cell table:style-name="ce8"/>
          <table:table-cell table:style-name="ce8" table:formula="of:=([.H20]-[.H19])/0.1" office:value-type="float" office:value="9.07094721401904" calcext:value-type="float">
            <text:p>9.07</text:p>
          </table:table-cell>
          <table:table-cell table:style-name="ce8" table:formula="of:=([.I20]-[.I19])/0.1" office:value-type="float" office:value="-1.01516157969392" calcext:value-type="float">
            <text:p>-1.02</text:p>
          </table:table-cell>
          <table:table-cell table:style-name="ce8"/>
          <table:table-cell table:style-name="ce8" table:formula="of:=([.K20]-[.K19])/0.1" office:value-type="float" office:value="1.11016678571691" calcext:value-type="float">
            <text:p>1.11</text:p>
          </table:table-cell>
          <table:table-cell table:style-name="ce8" table:formula="of:=([.L20]-[.L19])/0.1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4" table:formula="of:=+[.B20]+0.1" office:value-type="float" office:value="1.7" calcext:value-type="float">
            <text:p>1.7</text:p>
          </table:table-cell>
          <table:table-cell table:formula="of:=+[.C20]+1" office:value-type="float" office:value="217" calcext:value-type="float">
            <text:p>217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table:style-name="ce8" table:formula="of:=SQRT([.C21]^2+[.D21]^2+[.E21]^2)" office:value-type="float" office:value="465.928106042123" calcext:value-type="float">
            <text:p>465.93</text:p>
          </table:table-cell>
          <table:table-cell table:style-name="ce8"/>
          <table:table-cell table:style-name="ce8" table:formula="of:=SQRT([.C21]^2+[.D21]^2)" office:value-type="float" office:value="238.933045014707" calcext:value-type="float">
            <text:p>238.93</text:p>
          </table:table-cell>
          <table:table-cell table:style-name="ce8" table:formula="of:=DEGREES(ATAN2([.C21];[.D21]))" office:value-type="float" office:value="24.7416440631403" calcext:value-type="float">
            <text:p>24.74</text:p>
          </table:table-cell>
          <table:table-cell table:style-name="ce8"/>
          <table:table-cell table:style-name="ce8" table:formula="of:=DEGREES(ATAN2([.E21];[.C21]))" office:value-type="float" office:value="28.4798311420933" calcext:value-type="float">
            <text:p>28.48</text:p>
          </table:table-cell>
          <table:table-cell table:style-name="ce8" table:formula="of:=DEGREES(ATAN2([.E21];[.D21]))" office:value-type="float" office:value="14.0362434679265" calcext:value-type="float">
            <text:p>14.04</text:p>
          </table:table-cell>
          <table:table-cell table:style-name="ce9"/>
          <table:table-cell table:style-name="ce8" table:formula="of:=([.C21]-[.C20])/0.1" office:value-type="float" office:value="10" calcext:value-type="float">
            <text:p>10.00</text:p>
          </table:table-cell>
          <table:table-cell table:style-name="ce8" table:formula="of:=([.D21]-[.D20])/0.1" office:value-type="float" office:value="0" calcext:value-type="float">
            <text:p>0.00</text:p>
          </table:table-cell>
          <table:table-cell table:style-name="ce8" table:formula="of:=([.E21]-[.E20])/0.1" office:value-type="float" office:value="0" calcext:value-type="float">
            <text:p>0.00</text:p>
          </table:table-cell>
          <table:table-cell table:style-name="ce8" table:formula="of:=([.F21]-[.F20])/0.1" office:value-type="float" office:value="4.64895895499467" calcext:value-type="float">
            <text:p>4.65</text:p>
          </table:table-cell>
          <table:table-cell table:style-name="ce8"/>
          <table:table-cell table:style-name="ce8" table:formula="of:=([.H21]-[.H20])/0.1" office:value-type="float" office:value="9.07836265717577" calcext:value-type="float">
            <text:p>9.08</text:p>
          </table:table-cell>
          <table:table-cell table:style-name="ce8" table:formula="of:=([.I21]-[.I20])/0.1" office:value-type="float" office:value="-1.00745042314852" calcext:value-type="float">
            <text:p>-1.01</text:p>
          </table:table-cell>
          <table:table-cell table:style-name="ce8"/>
          <table:table-cell table:style-name="ce8" table:formula="of:=([.K21]-[.K20])/0.1" office:value-type="float" office:value="1.10784848814728" calcext:value-type="float">
            <text:p>1.11</text:p>
          </table:table-cell>
          <table:table-cell table:style-name="ce8" table:formula="of:=([.L21]-[.L20])/0.1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4" table:formula="of:=+[.B21]+0.1" office:value-type="float" office:value="1.8" calcext:value-type="float">
            <text:p>1.8</text:p>
          </table:table-cell>
          <table:table-cell table:formula="of:=+[.C21]+1"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table:style-name="ce8" table:formula="of:=SQRT([.C22]^2+[.D22]^2+[.E22]^2)" office:value-type="float" office:value="466.394682645504" calcext:value-type="float">
            <text:p>466.39</text:p>
          </table:table-cell>
          <table:table-cell table:style-name="ce8"/>
          <table:table-cell table:style-name="ce8" table:formula="of:=SQRT([.C22]^2+[.D22]^2)" office:value-type="float" office:value="239.841614404173" calcext:value-type="float">
            <text:p>239.84</text:p>
          </table:table-cell>
          <table:table-cell table:style-name="ce8" table:formula="of:=DEGREES(ATAN2([.C22];[.D22]))" office:value-type="float" office:value="24.6416619995583" calcext:value-type="float">
            <text:p>24.64</text:p>
          </table:table-cell>
          <table:table-cell table:style-name="ce8"/>
          <table:table-cell table:style-name="ce8" table:formula="of:=DEGREES(ATAN2([.E22];[.C22]))" office:value-type="float" office:value="28.5903840607906" calcext:value-type="float">
            <text:p>28.59</text:p>
          </table:table-cell>
          <table:table-cell table:style-name="ce8" table:formula="of:=DEGREES(ATAN2([.E22];[.D22]))" office:value-type="float" office:value="14.0362434679265" calcext:value-type="float">
            <text:p>14.04</text:p>
          </table:table-cell>
          <table:table-cell table:style-name="ce9"/>
          <table:table-cell table:style-name="ce8" table:formula="of:=([.C22]-[.C21])/0.1" office:value-type="float" office:value="10" calcext:value-type="float">
            <text:p>10.00</text:p>
          </table:table-cell>
          <table:table-cell table:style-name="ce8" table:formula="of:=([.D22]-[.D21])/0.1" office:value-type="float" office:value="0" calcext:value-type="float">
            <text:p>0.00</text:p>
          </table:table-cell>
          <table:table-cell table:style-name="ce8" table:formula="of:=([.E22]-[.E21])/0.1" office:value-type="float" office:value="0" calcext:value-type="float">
            <text:p>0.00</text:p>
          </table:table-cell>
          <table:table-cell table:style-name="ce8" table:formula="of:=([.F22]-[.F21])/0.1" office:value-type="float" office:value="4.66576603380361" calcext:value-type="float">
            <text:p>4.67</text:p>
          </table:table-cell>
          <table:table-cell table:style-name="ce8"/>
          <table:table-cell table:style-name="ce8" table:formula="of:=([.H22]-[.H21])/0.1" office:value-type="float" office:value="9.08569389465981" calcext:value-type="float">
            <text:p>9.09</text:p>
          </table:table-cell>
          <table:table-cell table:style-name="ce8" table:formula="of:=([.I22]-[.I21])/0.1" office:value-type="float" office:value="-0.999820635819901" calcext:value-type="float">
            <text:p>-1.00</text:p>
          </table:table-cell>
          <table:table-cell table:style-name="ce8"/>
          <table:table-cell table:style-name="ce8" table:formula="of:=([.K22]-[.K21])/0.1" office:value-type="float" office:value="1.10552918697298" calcext:value-type="float">
            <text:p>1.11</text:p>
          </table:table-cell>
          <table:table-cell table:style-name="ce8" table:formula="of:=([.L22]-[.L21])/0.1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4" table:formula="of:=+[.B22]+0.1" office:value-type="float" office:value="1.9" calcext:value-type="float">
            <text:p>1.9</text:p>
          </table:table-cell>
          <table:table-cell table:formula="of:=+[.C22]+1" office:value-type="float" office:value="219" calcext:value-type="float">
            <text:p>219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table:style-name="ce8" table:formula="of:=SQRT([.C23]^2+[.D23]^2+[.E23]^2)" office:value-type="float" office:value="466.862934917734" calcext:value-type="float">
            <text:p>466.86</text:p>
          </table:table-cell>
          <table:table-cell table:style-name="ce8"/>
          <table:table-cell table:style-name="ce8" table:formula="of:=SQRT([.C23]^2+[.D23]^2)" office:value-type="float" office:value="240.750908617185" calcext:value-type="float">
            <text:p>240.75</text:p>
          </table:table-cell>
          <table:table-cell table:style-name="ce8" table:formula="of:=DEGREES(ATAN2([.C23];[.D23]))" office:value-type="float" office:value="24.5424348819815" calcext:value-type="float">
            <text:p>24.54</text:p>
          </table:table-cell>
          <table:table-cell table:style-name="ce8"/>
          <table:table-cell table:style-name="ce8" table:formula="of:=DEGREES(ATAN2([.E23];[.C23]))" office:value-type="float" office:value="28.7007049563376" calcext:value-type="float">
            <text:p>28.70</text:p>
          </table:table-cell>
          <table:table-cell table:style-name="ce8" table:formula="of:=DEGREES(ATAN2([.E23];[.D23]))" office:value-type="float" office:value="14.0362434679265" calcext:value-type="float">
            <text:p>14.04</text:p>
          </table:table-cell>
          <table:table-cell table:style-name="ce9"/>
          <table:table-cell table:style-name="ce8" table:formula="of:=([.C23]-[.C22])/0.1" office:value-type="float" office:value="10" calcext:value-type="float">
            <text:p>10.00</text:p>
          </table:table-cell>
          <table:table-cell table:style-name="ce8" table:formula="of:=([.D23]-[.D22])/0.1" office:value-type="float" office:value="0" calcext:value-type="float">
            <text:p>0.00</text:p>
          </table:table-cell>
          <table:table-cell table:style-name="ce8" table:formula="of:=([.E23]-[.E22])/0.1" office:value-type="float" office:value="0" calcext:value-type="float">
            <text:p>0.00</text:p>
          </table:table-cell>
          <table:table-cell table:style-name="ce8" table:formula="of:=([.F23]-[.F22])/0.1" office:value-type="float" office:value="4.68252272230075" calcext:value-type="float">
            <text:p>4.68</text:p>
          </table:table-cell>
          <table:table-cell table:style-name="ce8"/>
          <table:table-cell table:style-name="ce8" table:formula="of:=([.H23]-[.H22])/0.1" office:value-type="float" office:value="9.09294213011663" calcext:value-type="float">
            <text:p>9.09</text:p>
          </table:table-cell>
          <table:table-cell table:style-name="ce8" table:formula="of:=([.I23]-[.I22])/0.1" office:value-type="float" office:value="-0.992271175768842" calcext:value-type="float">
            <text:p>-0.99</text:p>
          </table:table-cell>
          <table:table-cell table:style-name="ce8"/>
          <table:table-cell table:style-name="ce8" table:formula="of:=([.K23]-[.K22])/0.1" office:value-type="float" office:value="1.1032089554698" calcext:value-type="float">
            <text:p>1.10</text:p>
          </table:table-cell>
          <table:table-cell table:style-name="ce8" table:formula="of:=([.L23]-[.L22])/0.1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4" table:formula="of:=+[.B23]+0.1" office:value-type="float" office:value="2" calcext:value-type="float">
            <text:p>2.0</text:p>
          </table:table-cell>
          <table:table-cell table:formula="of:=+[.C23]+1"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table:style-name="ce8" table:formula="of:=SQRT([.C24]^2+[.D24]^2+[.E24]^2)" office:value-type="float" office:value="467.332857821917" calcext:value-type="float">
            <text:p>467.33</text:p>
          </table:table-cell>
          <table:table-cell table:style-name="ce8"/>
          <table:table-cell table:style-name="ce8" table:formula="of:=SQRT([.C24]^2+[.D24]^2)" office:value-type="float" office:value="241.660919471891" calcext:value-type="float">
            <text:p>241.66</text:p>
          </table:table-cell>
          <table:table-cell table:style-name="ce8" table:formula="of:=DEGREES(ATAN2([.C24];[.D24]))" office:value-type="float" office:value="24.4439547804165" calcext:value-type="float">
            <text:p>24.44</text:p>
          </table:table-cell>
          <table:table-cell table:style-name="ce8"/>
          <table:table-cell table:style-name="ce8" table:formula="of:=DEGREES(ATAN2([.E24];[.C24]))" office:value-type="float" office:value="28.8107937429731" calcext:value-type="float">
            <text:p>28.81</text:p>
          </table:table-cell>
          <table:table-cell table:style-name="ce8" table:formula="of:=DEGREES(ATAN2([.E24];[.D24]))" office:value-type="float" office:value="14.0362434679265" calcext:value-type="float">
            <text:p>14.04</text:p>
          </table:table-cell>
          <table:table-cell table:style-name="ce9"/>
          <table:table-cell table:style-name="ce8" table:formula="of:=([.C24]-[.C23])/0.1" office:value-type="float" office:value="10" calcext:value-type="float">
            <text:p>10.00</text:p>
          </table:table-cell>
          <table:table-cell table:style-name="ce8" table:formula="of:=([.D24]-[.D23])/0.1" office:value-type="float" office:value="0" calcext:value-type="float">
            <text:p>0.00</text:p>
          </table:table-cell>
          <table:table-cell table:style-name="ce8" table:formula="of:=([.E24]-[.E23])/0.1" office:value-type="float" office:value="0" calcext:value-type="float">
            <text:p>0.00</text:p>
          </table:table-cell>
          <table:table-cell table:style-name="ce8" table:formula="of:=([.F24]-[.F23])/0.1" office:value-type="float" office:value="4.6992290418325" calcext:value-type="float">
            <text:p>4.70</text:p>
          </table:table-cell>
          <table:table-cell table:style-name="ce8"/>
          <table:table-cell table:style-name="ce8" table:formula="of:=([.H24]-[.H23])/0.1" office:value-type="float" office:value="9.10010854706798" calcext:value-type="float">
            <text:p>9.10</text:p>
          </table:table-cell>
          <table:table-cell table:style-name="ce8" table:formula="of:=([.I24]-[.I23])/0.1" office:value-type="float" office:value="-0.984801015649239" calcext:value-type="float">
            <text:p>-0.98</text:p>
          </table:table-cell>
          <table:table-cell table:style-name="ce8"/>
          <table:table-cell table:style-name="ce8" table:formula="of:=([.K24]-[.K23])/0.1" office:value-type="float" office:value="1.10088786635476" calcext:value-type="float">
            <text:p>1.10</text:p>
          </table:table-cell>
          <table:table-cell table:style-name="ce8" table:formula="of:=([.L24]-[.L23])/0.1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4" table:formula="of:=+[.B24]+0.1" office:value-type="float" office:value="2.1" calcext:value-type="float">
            <text:p>2.1</text:p>
          </table:table-cell>
          <table:table-cell table:formula="of:=+[.C24]+1" office:value-type="float" office:value="221" calcext:value-type="float">
            <text:p>221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table:style-name="ce8" table:formula="of:=SQRT([.C25]^2+[.D25]^2+[.E25]^2)" office:value-type="float" office:value="467.804446323461" calcext:value-type="float">
            <text:p>467.80</text:p>
          </table:table-cell>
          <table:table-cell table:style-name="ce8"/>
          <table:table-cell table:style-name="ce8" table:formula="of:=SQRT([.C25]^2+[.D25]^2)" office:value-type="float" office:value="242.57163890282" calcext:value-type="float">
            <text:p>242.57</text:p>
          </table:table-cell>
          <table:table-cell table:style-name="ce8" table:formula="of:=DEGREES(ATAN2([.C25];[.D25]))" office:value-type="float" office:value="24.3462138661649" calcext:value-type="float">
            <text:p>24.35</text:p>
          </table:table-cell>
          <table:table-cell table:style-name="ce8"/>
          <table:table-cell table:style-name="ce8" table:formula="of:=DEGREES(ATAN2([.E25];[.C25]))" office:value-type="float" office:value="28.9206503421516" calcext:value-type="float">
            <text:p>28.92</text:p>
          </table:table-cell>
          <table:table-cell table:style-name="ce8" table:formula="of:=DEGREES(ATAN2([.E25];[.D25]))" office:value-type="float" office:value="14.0362434679265" calcext:value-type="float">
            <text:p>14.04</text:p>
          </table:table-cell>
          <table:table-cell table:style-name="ce9"/>
          <table:table-cell table:style-name="ce8" table:formula="of:=([.C25]-[.C24])/0.1" office:value-type="float" office:value="10" calcext:value-type="float">
            <text:p>10.00</text:p>
          </table:table-cell>
          <table:table-cell table:style-name="ce8" table:formula="of:=([.D25]-[.D24])/0.1" office:value-type="float" office:value="0" calcext:value-type="float">
            <text:p>0.00</text:p>
          </table:table-cell>
          <table:table-cell table:style-name="ce8" table:formula="of:=([.E25]-[.E24])/0.1" office:value-type="float" office:value="0" calcext:value-type="float">
            <text:p>0.00</text:p>
          </table:table-cell>
          <table:table-cell table:style-name="ce8" table:formula="of:=([.F25]-[.F24])/0.1" office:value-type="float" office:value="4.71588501544204" calcext:value-type="float">
            <text:p>4.72</text:p>
          </table:table-cell>
          <table:table-cell table:style-name="ce8"/>
          <table:table-cell table:style-name="ce8" table:formula="of:=([.H25]-[.H24])/0.1" office:value-type="float" office:value="9.10719430928367" calcext:value-type="float">
            <text:p>9.11</text:p>
          </table:table-cell>
          <table:table-cell table:style-name="ce8" table:formula="of:=([.I25]-[.I24])/0.1" office:value-type="float" office:value="-0.977409142516272" calcext:value-type="float">
            <text:p>-0.98</text:p>
          </table:table-cell>
          <table:table-cell table:style-name="ce8"/>
          <table:table-cell table:style-name="ce8" table:formula="of:=([.K25]-[.K24])/0.1" office:value-type="float" office:value="1.09856599178489" calcext:value-type="float">
            <text:p>1.10</text:p>
          </table:table-cell>
          <table:table-cell table:style-name="ce8" table:formula="of:=([.L25]-[.L24])/0.1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4" table:formula="of:=+[.B25]+0.1" office:value-type="float" office:value="2.2" calcext:value-type="float">
            <text:p>2.2</text:p>
          </table:table-cell>
          <table:table-cell table:formula="of:=+[.C25]+1" office:value-type="float" office:value="222" calcext:value-type="float">
            <text:p>222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table:style-name="ce8" table:formula="of:=SQRT([.C26]^2+[.D26]^2+[.E26]^2)" office:value-type="float" office:value="468.277695390246" calcext:value-type="float">
            <text:p>468.28</text:p>
          </table:table-cell>
          <table:table-cell table:style-name="ce8"/>
          <table:table-cell table:style-name="ce8" table:formula="of:=SQRT([.C26]^2+[.D26]^2)" office:value-type="float" office:value="243.483058958935" calcext:value-type="float">
            <text:p>243.48</text:p>
          </table:table-cell>
          <table:table-cell table:style-name="ce8" table:formula="of:=DEGREES(ATAN2([.C26];[.D26]))" office:value-type="float" office:value="24.2492044104014" calcext:value-type="float">
            <text:p>24.25</text:p>
          </table:table-cell>
          <table:table-cell table:style-name="ce8"/>
          <table:table-cell table:style-name="ce8" table:formula="of:=DEGREES(ATAN2([.E26];[.C26]))" office:value-type="float" office:value="29.0302746824872" calcext:value-type="float">
            <text:p>29.03</text:p>
          </table:table-cell>
          <table:table-cell table:style-name="ce8" table:formula="of:=DEGREES(ATAN2([.E26];[.D26]))" office:value-type="float" office:value="14.0362434679265" calcext:value-type="float">
            <text:p>14.04</text:p>
          </table:table-cell>
          <table:table-cell table:style-name="ce9"/>
          <table:table-cell table:style-name="ce8" table:formula="of:=([.C26]-[.C25])/0.1" office:value-type="float" office:value="10" calcext:value-type="float">
            <text:p>10.00</text:p>
          </table:table-cell>
          <table:table-cell table:style-name="ce8" table:formula="of:=([.D26]-[.D25])/0.1" office:value-type="float" office:value="0" calcext:value-type="float">
            <text:p>0.00</text:p>
          </table:table-cell>
          <table:table-cell table:style-name="ce8" table:formula="of:=([.E26]-[.E25])/0.1" office:value-type="float" office:value="0" calcext:value-type="float">
            <text:p>0.00</text:p>
          </table:table-cell>
          <table:table-cell table:style-name="ce8" table:formula="of:=([.F26]-[.F25])/0.1" office:value-type="float" office:value="4.73249066784888" calcext:value-type="float">
            <text:p>4.73</text:p>
          </table:table-cell>
          <table:table-cell table:style-name="ce8"/>
          <table:table-cell table:style-name="ce8" table:formula="of:=([.H26]-[.H25])/0.1" office:value-type="float" office:value="9.11420056114736" calcext:value-type="float">
            <text:p>9.11</text:p>
          </table:table-cell>
          <table:table-cell table:style-name="ce8" table:formula="of:=([.I26]-[.I25])/0.1" office:value-type="float" office:value="-0.970094557635299" calcext:value-type="float">
            <text:p>-0.97</text:p>
          </table:table-cell>
          <table:table-cell table:style-name="ce8"/>
          <table:table-cell table:style-name="ce8" table:formula="of:=([.K26]-[.K25])/0.1" office:value-type="float" office:value="1.09624340335603" calcext:value-type="float">
            <text:p>1.10</text:p>
          </table:table-cell>
          <table:table-cell table:style-name="ce8" table:formula="of:=([.L26]-[.L25])/0.1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4" table:formula="of:=+[.B26]+0.1" office:value-type="float" office:value="2.3" calcext:value-type="float">
            <text:p>2.3</text:p>
          </table:table-cell>
          <table:table-cell table:formula="of:=+[.C26]+1" office:value-type="float" office:value="223" calcext:value-type="float">
            <text:p>223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table:style-name="ce8" table:formula="of:=SQRT([.C27]^2+[.D27]^2+[.E27]^2)" office:value-type="float" office:value="468.752599992789" calcext:value-type="float">
            <text:p>468.75</text:p>
          </table:table-cell>
          <table:table-cell table:style-name="ce8"/>
          <table:table-cell table:style-name="ce8" table:formula="of:=SQRT([.C27]^2+[.D27]^2)" office:value-type="float" office:value="244.395171801736" calcext:value-type="float">
            <text:p>244.40</text:p>
          </table:table-cell>
          <table:table-cell table:style-name="ce8" table:formula="of:=DEGREES(ATAN2([.C27];[.D27]))" office:value-type="float" office:value="24.1529187827722" calcext:value-type="float">
            <text:p>24.15</text:p>
          </table:table-cell>
          <table:table-cell table:style-name="ce8"/>
          <table:table-cell table:style-name="ce8" table:formula="of:=DEGREES(ATAN2([.E27];[.C27]))" office:value-type="float" office:value="29.1396666996974" calcext:value-type="float">
            <text:p>29.14</text:p>
          </table:table-cell>
          <table:table-cell table:style-name="ce8" table:formula="of:=DEGREES(ATAN2([.E27];[.D27]))" office:value-type="float" office:value="14.0362434679265" calcext:value-type="float">
            <text:p>14.04</text:p>
          </table:table-cell>
          <table:table-cell table:style-name="ce9"/>
          <table:table-cell table:style-name="ce8" table:formula="of:=([.C27]-[.C26])/0.1" office:value-type="float" office:value="10" calcext:value-type="float">
            <text:p>10.00</text:p>
          </table:table-cell>
          <table:table-cell table:style-name="ce8" table:formula="of:=([.D27]-[.D26])/0.1" office:value-type="float" office:value="0" calcext:value-type="float">
            <text:p>0.00</text:p>
          </table:table-cell>
          <table:table-cell table:style-name="ce8" table:formula="of:=([.E27]-[.E26])/0.1" office:value-type="float" office:value="0" calcext:value-type="float">
            <text:p>0.00</text:p>
          </table:table-cell>
          <table:table-cell table:style-name="ce8" table:formula="of:=([.F27]-[.F26])/0.1" office:value-type="float" office:value="4.74904602543404" calcext:value-type="float">
            <text:p>4.75</text:p>
          </table:table-cell>
          <table:table-cell table:style-name="ce8"/>
          <table:table-cell table:style-name="ce8" table:formula="of:=([.H27]-[.H26])/0.1" office:value-type="float" office:value="9.12112842801349" calcext:value-type="float">
            <text:p>9.12</text:p>
          </table:table-cell>
          <table:table-cell table:style-name="ce8" table:formula="of:=([.I27]-[.I26])/0.1" office:value-type="float" office:value="-0.962856276292037" calcext:value-type="float">
            <text:p>-0.96</text:p>
          </table:table-cell>
          <table:table-cell table:style-name="ce8"/>
          <table:table-cell table:style-name="ce8" table:formula="of:=([.K27]-[.K26])/0.1" office:value-type="float" office:value="1.09392017210265" calcext:value-type="float">
            <text:p>1.09</text:p>
          </table:table-cell>
          <table:table-cell table:style-name="ce8" table:formula="of:=([.L27]-[.L26])/0.1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4" table:formula="of:=+[.B27]+0.1" office:value-type="float" office:value="2.4" calcext:value-type="float">
            <text:p>2.4</text:p>
          </table:table-cell>
          <table:table-cell table:formula="of:=+[.C27]+1" office:value-type="float" office:value="224" calcext:value-type="float">
            <text:p>224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table:style-name="ce8" table:formula="of:=SQRT([.C28]^2+[.D28]^2+[.E28]^2)" office:value-type="float" office:value="469.229155104412" calcext:value-type="float">
            <text:p>469.23</text:p>
          </table:table-cell>
          <table:table-cell table:style-name="ce8"/>
          <table:table-cell table:style-name="ce8" table:formula="of:=SQRT([.C28]^2+[.D28]^2)" office:value-type="float" office:value="245.307969703391" calcext:value-type="float">
            <text:p>245.31</text:p>
          </table:table-cell>
          <table:table-cell table:style-name="ce8" table:formula="of:=DEGREES(ATAN2([.C28];[.D28]))" office:value-type="float" office:value="24.0573494500117" calcext:value-type="float">
            <text:p>24.06</text:p>
          </table:table-cell>
          <table:table-cell table:style-name="ce8"/>
          <table:table-cell table:style-name="ce8" table:formula="of:=DEGREES(ATAN2([.E28];[.C28]))" office:value-type="float" office:value="29.248826336547" calcext:value-type="float">
            <text:p>29.25</text:p>
          </table:table-cell>
          <table:table-cell table:style-name="ce8" table:formula="of:=DEGREES(ATAN2([.E28];[.D28]))" office:value-type="float" office:value="14.0362434679265" calcext:value-type="float">
            <text:p>14.04</text:p>
          </table:table-cell>
          <table:table-cell table:style-name="ce9"/>
          <table:table-cell table:style-name="ce8" table:formula="of:=([.C28]-[.C27])/0.1" office:value-type="float" office:value="10" calcext:value-type="float">
            <text:p>10.00</text:p>
          </table:table-cell>
          <table:table-cell table:style-name="ce8" table:formula="of:=([.D28]-[.D27])/0.1" office:value-type="float" office:value="0" calcext:value-type="float">
            <text:p>0.00</text:p>
          </table:table-cell>
          <table:table-cell table:style-name="ce8" table:formula="of:=([.E28]-[.E27])/0.1" office:value-type="float" office:value="0" calcext:value-type="float">
            <text:p>0.00</text:p>
          </table:table-cell>
          <table:table-cell table:style-name="ce8" table:formula="of:=([.F28]-[.F27])/0.1" office:value-type="float" office:value="4.76555111622247" calcext:value-type="float">
            <text:p>4.77</text:p>
          </table:table-cell>
          <table:table-cell table:style-name="ce8"/>
          <table:table-cell table:style-name="ce8" table:formula="of:=([.H28]-[.H27])/0.1" office:value-type="float" office:value="9.12797901655523" calcext:value-type="float">
            <text:p>9.13</text:p>
          </table:table-cell>
          <table:table-cell table:style-name="ce8" table:formula="of:=([.I28]-[.I27])/0.1" office:value-type="float" office:value="-0.955693327604408" calcext:value-type="float">
            <text:p>-0.96</text:p>
          </table:table-cell>
          <table:table-cell table:style-name="ce8"/>
          <table:table-cell table:style-name="ce8" table:formula="of:=([.K28]-[.K27])/0.1" office:value-type="float" office:value="1.09159636849554" calcext:value-type="float">
            <text:p>1.09</text:p>
          </table:table-cell>
          <table:table-cell table:style-name="ce8" table:formula="of:=([.L28]-[.L27])/0.1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4" table:formula="of:=+[.B28]+0.1" office:value-type="float" office:value="2.5" calcext:value-type="float">
            <text:p>2.5</text:p>
          </table:table-cell>
          <table:table-cell table:formula="of:=+[.C28]+1"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table:style-name="ce8" table:formula="of:=SQRT([.C29]^2+[.D29]^2+[.E29]^2)" office:value-type="float" office:value="469.707355701398" calcext:value-type="float">
            <text:p>469.71</text:p>
          </table:table-cell>
          <table:table-cell table:style-name="ce8"/>
          <table:table-cell table:style-name="ce8" table:formula="of:=SQRT([.C29]^2+[.D29]^2)" office:value-type="float" office:value="246.221445044903" calcext:value-type="float">
            <text:p>246.22</text:p>
          </table:table-cell>
          <table:table-cell table:style-name="ce8" table:formula="of:=DEGREES(ATAN2([.C29];[.D29]))" office:value-type="float" office:value="23.9624889745782" calcext:value-type="float">
            <text:p>23.96</text:p>
          </table:table-cell>
          <table:table-cell table:style-name="ce8"/>
          <table:table-cell table:style-name="ce8" table:formula="of:=DEGREES(ATAN2([.E29];[.C29]))" office:value-type="float" office:value="29.3577535427913" calcext:value-type="float">
            <text:p>29.36</text:p>
          </table:table-cell>
          <table:table-cell table:style-name="ce8" table:formula="of:=DEGREES(ATAN2([.E29];[.D29]))" office:value-type="float" office:value="14.0362434679265" calcext:value-type="float">
            <text:p>14.04</text:p>
          </table:table-cell>
          <table:table-cell table:style-name="ce9"/>
          <table:table-cell table:style-name="ce8" table:formula="of:=([.C29]-[.C28])/0.1" office:value-type="float" office:value="10" calcext:value-type="float">
            <text:p>10.00</text:p>
          </table:table-cell>
          <table:table-cell table:style-name="ce8" table:formula="of:=([.D29]-[.D28])/0.1" office:value-type="float" office:value="0" calcext:value-type="float">
            <text:p>0.00</text:p>
          </table:table-cell>
          <table:table-cell table:style-name="ce8" table:formula="of:=([.E29]-[.E28])/0.1" office:value-type="float" office:value="0" calcext:value-type="float">
            <text:p>0.00</text:p>
          </table:table-cell>
          <table:table-cell table:style-name="ce8" table:formula="of:=([.F29]-[.F28])/0.1" office:value-type="float" office:value="4.78200596986767" calcext:value-type="float">
            <text:p>4.78</text:p>
          </table:table-cell>
          <table:table-cell table:style-name="ce8"/>
          <table:table-cell table:style-name="ce8" table:formula="of:=([.H29]-[.H28])/0.1" office:value-type="float" office:value="9.13475341511202" calcext:value-type="float">
            <text:p>9.13</text:p>
          </table:table-cell>
          <table:table-cell table:style-name="ce8" table:formula="of:=([.I29]-[.I28])/0.1" office:value-type="float" office:value="-0.948604754335527" calcext:value-type="float">
            <text:p>-0.95</text:p>
          </table:table-cell>
          <table:table-cell table:style-name="ce8"/>
          <table:table-cell table:style-name="ce8" table:formula="of:=([.K29]-[.K28])/0.1" office:value-type="float" office:value="1.08927206244299" calcext:value-type="float">
            <text:p>1.09</text:p>
          </table:table-cell>
          <table:table-cell table:style-name="ce8" table:formula="of:=([.L29]-[.L28])/0.1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4" table:formula="of:=+[.B29]+0.1" office:value-type="float" office:value="2.6" calcext:value-type="float">
            <text:p>2.6</text:p>
          </table:table-cell>
          <table:table-cell table:formula="of:=+[.C29]+1" office:value-type="float" office:value="226" calcext:value-type="float">
            <text:p>226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table:style-name="ce8" table:formula="of:=SQRT([.C30]^2+[.D30]^2+[.E30]^2)" office:value-type="float" office:value="470.187196763162" calcext:value-type="float">
            <text:p>470.19</text:p>
          </table:table-cell>
          <table:table-cell table:style-name="ce8"/>
          <table:table-cell table:style-name="ce8" table:formula="of:=SQRT([.C30]^2+[.D30]^2)" office:value-type="float" office:value="247.135590314305" calcext:value-type="float">
            <text:p>247.14</text:p>
          </table:table-cell>
          <table:table-cell table:style-name="ce8" table:formula="of:=DEGREES(ATAN2([.C30];[.D30]))" office:value-type="float" office:value="23.8683300133074" calcext:value-type="float">
            <text:p>23.87</text:p>
          </table:table-cell>
          <table:table-cell table:style-name="ce8"/>
          <table:table-cell table:style-name="ce8" table:formula="of:=DEGREES(ATAN2([.E30];[.C30]))" office:value-type="float" office:value="29.4664482751201" calcext:value-type="float">
            <text:p>29.47</text:p>
          </table:table-cell>
          <table:table-cell table:style-name="ce8" table:formula="of:=DEGREES(ATAN2([.E30];[.D30]))" office:value-type="float" office:value="14.0362434679265" calcext:value-type="float">
            <text:p>14.04</text:p>
          </table:table-cell>
          <table:table-cell table:style-name="ce9"/>
          <table:table-cell table:style-name="ce8" table:formula="of:=([.C30]-[.C29])/0.1" office:value-type="float" office:value="10" calcext:value-type="float">
            <text:p>10.00</text:p>
          </table:table-cell>
          <table:table-cell table:style-name="ce8" table:formula="of:=([.D30]-[.D29])/0.1" office:value-type="float" office:value="0" calcext:value-type="float">
            <text:p>0.00</text:p>
          </table:table-cell>
          <table:table-cell table:style-name="ce8" table:formula="of:=([.E30]-[.E29])/0.1" office:value-type="float" office:value="0" calcext:value-type="float">
            <text:p>0.00</text:p>
          </table:table-cell>
          <table:table-cell table:style-name="ce8" table:formula="of:=([.F30]-[.F29])/0.1" office:value-type="float" office:value="4.79841061763182" calcext:value-type="float">
            <text:p>4.80</text:p>
          </table:table-cell>
          <table:table-cell table:style-name="ce8"/>
          <table:table-cell table:style-name="ce8" table:formula="of:=([.H30]-[.H29])/0.1" office:value-type="float" office:value="9.14145269402383" calcext:value-type="float">
            <text:p>9.14</text:p>
          </table:table-cell>
          <table:table-cell table:style-name="ce8" table:formula="of:=([.I30]-[.I29])/0.1" office:value-type="float" office:value="-0.941589612708249" calcext:value-type="float">
            <text:p>-0.94</text:p>
          </table:table-cell>
          <table:table-cell table:style-name="ce8"/>
          <table:table-cell table:style-name="ce8" table:formula="of:=([.K30]-[.K29])/0.1" office:value-type="float" office:value="1.08694732328825" calcext:value-type="float">
            <text:p>1.09</text:p>
          </table:table-cell>
          <table:table-cell table:style-name="ce8" table:formula="of:=([.L30]-[.L29])/0.1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4" table:formula="of:=+[.B30]+0.1" office:value-type="float" office:value="2.7" calcext:value-type="float">
            <text:p>2.7</text:p>
          </table:table-cell>
          <table:table-cell table:formula="of:=+[.C30]+1" office:value-type="float" office:value="227" calcext:value-type="float">
            <text:p>227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table:style-name="ce8" table:formula="of:=SQRT([.C31]^2+[.D31]^2+[.E31]^2)" office:value-type="float" office:value="470.668673272399" calcext:value-type="float">
            <text:p>470.67</text:p>
          </table:table-cell>
          <table:table-cell table:style-name="ce8"/>
          <table:table-cell table:style-name="ce8" table:formula="of:=SQRT([.C31]^2+[.D31]^2)" office:value-type="float" office:value="248.050398104901" calcext:value-type="float">
            <text:p>248.05</text:p>
          </table:table-cell>
          <table:table-cell table:style-name="ce8" table:formula="of:=DEGREES(ATAN2([.C31];[.D31]))" office:value-type="float" office:value="23.7748653160852" calcext:value-type="float">
            <text:p>23.77</text:p>
          </table:table-cell>
          <table:table-cell table:style-name="ce8"/>
          <table:table-cell table:style-name="ce8" table:formula="of:=DEGREES(ATAN2([.E31];[.C31]))" office:value-type="float" office:value="29.5749104971011" calcext:value-type="float">
            <text:p>29.57</text:p>
          </table:table-cell>
          <table:table-cell table:style-name="ce8" table:formula="of:=DEGREES(ATAN2([.E31];[.D31]))" office:value-type="float" office:value="14.0362434679265" calcext:value-type="float">
            <text:p>14.04</text:p>
          </table:table-cell>
          <table:table-cell table:style-name="ce9"/>
          <table:table-cell table:style-name="ce8" table:formula="of:=([.C31]-[.C30])/0.1" office:value-type="float" office:value="10" calcext:value-type="float">
            <text:p>10.00</text:p>
          </table:table-cell>
          <table:table-cell table:style-name="ce8" table:formula="of:=([.D31]-[.D30])/0.1" office:value-type="float" office:value="0" calcext:value-type="float">
            <text:p>0.00</text:p>
          </table:table-cell>
          <table:table-cell table:style-name="ce8" table:formula="of:=([.E31]-[.E30])/0.1" office:value-type="float" office:value="0" calcext:value-type="float">
            <text:p>0.00</text:p>
          </table:table-cell>
          <table:table-cell table:style-name="ce8" table:formula="of:=([.F31]-[.F30])/0.1" office:value-type="float" office:value="4.81476509237098" calcext:value-type="float">
            <text:p>4.81</text:p>
          </table:table-cell>
          <table:table-cell table:style-name="ce8"/>
          <table:table-cell table:style-name="ce8" table:formula="of:=([.H31]-[.H30])/0.1" office:value-type="float" office:value="9.14807790596257" calcext:value-type="float">
            <text:p>9.15</text:p>
          </table:table-cell>
          <table:table-cell table:style-name="ce8" table:formula="of:=([.I31]-[.I30])/0.1" office:value-type="float" office:value="-0.934646972221529" calcext:value-type="float">
            <text:p>-0.93</text:p>
          </table:table-cell>
          <table:table-cell table:style-name="ce8"/>
          <table:table-cell table:style-name="ce8" table:formula="of:=([.K31]-[.K30])/0.1" office:value-type="float" office:value="1.08462221981007" calcext:value-type="float">
            <text:p>1.08</text:p>
          </table:table-cell>
          <table:table-cell table:style-name="ce8" table:formula="of:=([.L31]-[.L30])/0.1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4" table:formula="of:=+[.B31]+0.1" office:value-type="float" office:value="2.8" calcext:value-type="float">
            <text:p>2.8</text:p>
          </table:table-cell>
          <table:table-cell table:formula="of:=+[.C31]+1" office:value-type="float" office:value="228" calcext:value-type="float">
            <text:p>228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table:style-name="ce8" table:formula="of:=SQRT([.C32]^2+[.D32]^2+[.E32]^2)" office:value-type="float" office:value="471.151780215251" calcext:value-type="float">
            <text:p>471.15</text:p>
          </table:table-cell>
          <table:table-cell table:style-name="ce8"/>
          <table:table-cell table:style-name="ce8" table:formula="of:=SQRT([.C32]^2+[.D32]^2)" office:value-type="float" office:value="248.965861113527" calcext:value-type="float">
            <text:p>248.97</text:p>
          </table:table-cell>
          <table:table-cell table:style-name="ce8" table:formula="of:=DEGREES(ATAN2([.C32];[.D32]))" office:value-type="float" office:value="23.6820877245384" calcext:value-type="float">
            <text:p>23.68</text:p>
          </table:table-cell>
          <table:table-cell table:style-name="ce8"/>
          <table:table-cell table:style-name="ce8" table:formula="of:=DEGREES(ATAN2([.E32];[.C32]))" office:value-type="float" office:value="29.6831401791233" calcext:value-type="float">
            <text:p>29.68</text:p>
          </table:table-cell>
          <table:table-cell table:style-name="ce8" table:formula="of:=DEGREES(ATAN2([.E32];[.D32]))" office:value-type="float" office:value="14.0362434679265" calcext:value-type="float">
            <text:p>14.04</text:p>
          </table:table-cell>
          <table:table-cell table:style-name="ce9"/>
          <table:table-cell table:style-name="ce8" table:formula="of:=([.C32]-[.C31])/0.1" office:value-type="float" office:value="10" calcext:value-type="float">
            <text:p>10.00</text:p>
          </table:table-cell>
          <table:table-cell table:style-name="ce8" table:formula="of:=([.D32]-[.D31])/0.1" office:value-type="float" office:value="0" calcext:value-type="float">
            <text:p>0.00</text:p>
          </table:table-cell>
          <table:table-cell table:style-name="ce8" table:formula="of:=([.E32]-[.E31])/0.1" office:value-type="float" office:value="0" calcext:value-type="float">
            <text:p>0.00</text:p>
          </table:table-cell>
          <table:table-cell table:style-name="ce8" table:formula="of:=([.F32]-[.F31])/0.1" office:value-type="float" office:value="4.83106942852146" calcext:value-type="float">
            <text:p>4.83</text:p>
          </table:table-cell>
          <table:table-cell table:style-name="ce8"/>
          <table:table-cell table:style-name="ce8" table:formula="of:=([.H32]-[.H31])/0.1" office:value-type="float" office:value="9.15463008625693" calcext:value-type="float">
            <text:p>9.15</text:p>
          </table:table-cell>
          <table:table-cell table:style-name="ce8" table:formula="of:=([.I32]-[.I31])/0.1" office:value-type="float" office:value="-0.927775915467564" calcext:value-type="float">
            <text:p>-0.93</text:p>
          </table:table-cell>
          <table:table-cell table:style-name="ce8"/>
          <table:table-cell table:style-name="ce8" table:formula="of:=([.K32]-[.K31])/0.1" office:value-type="float" office:value="1.08229682022191" calcext:value-type="float">
            <text:p>1.08</text:p>
          </table:table-cell>
          <table:table-cell table:style-name="ce8" table:formula="of:=([.L32]-[.L31])/0.1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4" table:formula="of:=+[.B32]+0.1" office:value-type="float" office:value="2.9" calcext:value-type="float">
            <text:p>2.9</text:p>
          </table:table-cell>
          <table:table-cell table:formula="of:=+[.C32]+1" office:value-type="float" office:value="229" calcext:value-type="float">
            <text:p>229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table:style-name="ce8" table:formula="of:=SQRT([.C33]^2+[.D33]^2+[.E33]^2)" office:value-type="float" office:value="471.636512581458" calcext:value-type="float">
            <text:p>471.64</text:p>
          </table:table-cell>
          <table:table-cell table:style-name="ce8"/>
          <table:table-cell table:style-name="ce8" table:formula="of:=SQRT([.C33]^2+[.D33]^2)" office:value-type="float" office:value="249.881972138848" calcext:value-type="float">
            <text:p>249.88</text:p>
          </table:table-cell>
          <table:table-cell table:style-name="ce8" table:formula="of:=DEGREES(ATAN2([.C33];[.D33]))" office:value-type="float" office:value="23.5899901707433" calcext:value-type="float">
            <text:p>23.59</text:p>
          </table:table-cell>
          <table:table-cell table:style-name="ce8"/>
          <table:table-cell table:style-name="ce8" table:formula="of:=DEGREES(ATAN2([.E33];[.C33]))" office:value-type="float" office:value="29.7911372983405" calcext:value-type="float">
            <text:p>29.79</text:p>
          </table:table-cell>
          <table:table-cell table:style-name="ce8" table:formula="of:=DEGREES(ATAN2([.E33];[.D33]))" office:value-type="float" office:value="14.0362434679265" calcext:value-type="float">
            <text:p>14.04</text:p>
          </table:table-cell>
          <table:table-cell table:style-name="ce9"/>
          <table:table-cell table:style-name="ce8" table:formula="of:=([.C33]-[.C32])/0.1" office:value-type="float" office:value="10" calcext:value-type="float">
            <text:p>10.00</text:p>
          </table:table-cell>
          <table:table-cell table:style-name="ce8" table:formula="of:=([.D33]-[.D32])/0.1" office:value-type="float" office:value="0" calcext:value-type="float">
            <text:p>0.00</text:p>
          </table:table-cell>
          <table:table-cell table:style-name="ce8" table:formula="of:=([.E33]-[.E32])/0.1" office:value-type="float" office:value="0" calcext:value-type="float">
            <text:p>0.00</text:p>
          </table:table-cell>
          <table:table-cell table:style-name="ce8" table:formula="of:=([.F33]-[.F32])/0.1" office:value-type="float" office:value="4.84732366207425" calcext:value-type="float">
            <text:p>4.85</text:p>
          </table:table-cell>
          <table:table-cell table:style-name="ce8"/>
          <table:table-cell table:style-name="ce8" table:formula="of:=([.H33]-[.H32])/0.1" office:value-type="float" office:value="9.16111025321015" calcext:value-type="float">
            <text:p>9.16</text:p>
          </table:table-cell>
          <table:table-cell table:style-name="ce8" table:formula="of:=([.I33]-[.I32])/0.1" office:value-type="float" office:value="-0.920975537951385" calcext:value-type="float">
            <text:p>-0.92</text:p>
          </table:table-cell>
          <table:table-cell table:style-name="ce8"/>
          <table:table-cell table:style-name="ce8" table:formula="of:=([.K33]-[.K32])/0.1" office:value-type="float" office:value="1.0799711921717" calcext:value-type="float">
            <text:p>1.08</text:p>
          </table:table-cell>
          <table:table-cell table:style-name="ce8" table:formula="of:=([.L33]-[.L32])/0.1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4" table:formula="of:=+[.B33]+0.1" office:value-type="float" office:value="3" calcext:value-type="float">
            <text:p>3.0</text:p>
          </table:table-cell>
          <table:table-cell table:formula="of:=+[.C33]+1"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table:style-name="ce8" table:formula="of:=SQRT([.C34]^2+[.D34]^2+[.E34]^2)" office:value-type="float" office:value="472.122865364515" calcext:value-type="float">
            <text:p>472.12</text:p>
          </table:table-cell>
          <table:table-cell table:style-name="ce8"/>
          <table:table-cell table:style-name="ce8" table:formula="of:=SQRT([.C34]^2+[.D34]^2)" office:value-type="float" office:value="250.798724079689" calcext:value-type="float">
            <text:p>250.80</text:p>
          </table:table-cell>
          <table:table-cell table:style-name="ce8" table:formula="of:=DEGREES(ATAN2([.C34];[.D34]))" office:value-type="float" office:value="23.4985656759521" calcext:value-type="float">
            <text:p>23.50</text:p>
          </table:table-cell>
          <table:table-cell table:style-name="ce8"/>
          <table:table-cell table:style-name="ce8" table:formula="of:=DEGREES(ATAN2([.E34];[.C34]))" office:value-type="float" office:value="29.8989018386146" calcext:value-type="float">
            <text:p>29.90</text:p>
          </table:table-cell>
          <table:table-cell table:style-name="ce8" table:formula="of:=DEGREES(ATAN2([.E34];[.D34]))" office:value-type="float" office:value="14.0362434679265" calcext:value-type="float">
            <text:p>14.04</text:p>
          </table:table-cell>
          <table:table-cell table:style-name="ce9"/>
          <table:table-cell table:style-name="ce8" table:formula="of:=([.C34]-[.C33])/0.1" office:value-type="float" office:value="10" calcext:value-type="float">
            <text:p>10.00</text:p>
          </table:table-cell>
          <table:table-cell table:style-name="ce8" table:formula="of:=([.D34]-[.D33])/0.1" office:value-type="float" office:value="0" calcext:value-type="float">
            <text:p>0.00</text:p>
          </table:table-cell>
          <table:table-cell table:style-name="ce8" table:formula="of:=([.E34]-[.E33])/0.1" office:value-type="float" office:value="0" calcext:value-type="float">
            <text:p>0.00</text:p>
          </table:table-cell>
          <table:table-cell table:style-name="ce8" table:formula="of:=([.F34]-[.F33])/0.1" office:value-type="float" office:value="4.86352783056816" calcext:value-type="float">
            <text:p>4.86</text:p>
          </table:table-cell>
          <table:table-cell table:style-name="ce8"/>
          <table:table-cell table:style-name="ce8" table:formula="of:=([.H34]-[.H33])/0.1" office:value-type="float" office:value="9.16751940841067" calcext:value-type="float">
            <text:p>9.17</text:p>
          </table:table-cell>
          <table:table-cell table:style-name="ce8" table:formula="of:=([.I34]-[.I33])/0.1" office:value-type="float" office:value="-0.91424494791216" calcext:value-type="float">
            <text:p>-0.91</text:p>
          </table:table-cell>
          <table:table-cell table:style-name="ce8"/>
          <table:table-cell table:style-name="ce8" table:formula="of:=([.K34]-[.K33])/0.1" office:value-type="float" office:value="1.07764540274101" calcext:value-type="float">
            <text:p>1.08</text:p>
          </table:table-cell>
          <table:table-cell table:style-name="ce8" table:formula="of:=([.L34]-[.L33])/0.1" office:value-type="float" office:value="0" calcext:value-type="float">
            <text:p>0.00</text:p>
          </table:table-cell>
        </table:table-row>
        <table:table-row table:style-name="ro2">
          <table:table-cell table:number-columns-repeated="5"/>
          <table:table-cell table:style-name="ce8" table:number-columns-repeated="7"/>
          <table:table-cell table:style-name="ce9" table:number-columns-repeated="11"/>
        </table:table-row>
        <table:table-row table:style-name="ro2" table:number-rows-repeated="1048540">
          <table:table-cell table:number-columns-repeated="23"/>
        </table:table-row>
        <table:table-row table:style-name="ro2">
          <table:table-cell table:number-columns-repeated="23"/>
        </table:table-row>
      </table:table>
      <table:table table:name="keymap" table:style-name="ta1"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row table:style-name="ro2" table:number-rows-repeated="2">
          <table:table-cell table:number-columns-repeated="12"/>
        </table:table-row>
        <table:table-row table:style-name="ro2">
          <table:table-cell table:style-name="ce10" office:value-type="string" calcext:value-type="string">
            <text:p>Index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string" calcext:value-type="string">
            <text:p>ASCII</text:p>
          </table:table-cell>
          <table:table-cell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Quit program</text:p>
          </table:table-cell>
          <table:table-cell office:value-type="string" calcext:value-type="string">
            <text:p>esc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el Comm</text:p>
          </table:table-cell>
          <table:table-cell office:value-type="string" calcext:value-type="string">
            <text:p>Vel Meas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'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535" calcext:value-type="float">
            <text:p>535</text:p>
          </table:table-cell>
          <table:table-cell office:value-type="float" office:value="44.06" calcext:value-type="float">
            <text:p>44.06</text:p>
          </table:table-cell>
          <table:table-cell office:value-type="float" office:value="20" calcext:value-type="float">
            <text:p>20</text:p>
          </table:table-cell>
          <table:table-cell table:formula="of:=535/[.H5]" office:value-type="float" office:value="12.1425329096686" calcext:value-type="float">
            <text:p>12.1425329096686</text:p>
          </table:table-cell>
          <table:table-cell/>
          <table:table-cell table:formula="of:=[.I5]/[.J5]" office:value-type="float" office:value="1.64710280373832" calcext:value-type="float">
            <text:p>1.64710280373832</text:p>
          </table:table-cell>
        </table:table-row>
        <table:table-row table:style-name="ro2"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22.26" calcext:value-type="float">
            <text:p>22.26</text:p>
          </table:table-cell>
          <table:table-cell office:value-type="float" office:value="40" calcext:value-type="float">
            <text:p>40</text:p>
          </table:table-cell>
          <table:table-cell table:formula="of:=535/[.H6]" office:value-type="float" office:value="24.0341419586703" calcext:value-type="float">
            <text:p>24.0341419586703</text:p>
          </table:table-cell>
          <table:table-cell/>
          <table:table-cell table:formula="of:=[.I6]/[.J6]" office:value-type="float" office:value="1.66429906542056" calcext:value-type="float">
            <text:p>1.6642990654205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4.16" calcext:value-type="float">
            <text:p>14.16</text:p>
          </table:table-cell>
          <table:table-cell office:value-type="float" office:value="60" calcext:value-type="float">
            <text:p>60</text:p>
          </table:table-cell>
          <table:table-cell table:formula="of:=535/[.H7]" office:value-type="float" office:value="37.7824858757062" calcext:value-type="float">
            <text:p>37.7824858757062</text:p>
          </table:table-cell>
          <table:table-cell/>
          <table:table-cell table:formula="of:=[.I7]/[.J7]" office:value-type="float" office:value="1.58803738317757" calcext:value-type="float">
            <text:p>1.5880373831775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8.817" calcext:value-type="float">
            <text:p>8.817</text:p>
          </table:table-cell>
          <table:table-cell/>
          <table:table-cell table:formula="of:=535/[.H8]" office:value-type="float" office:value="60.6782352274016" calcext:value-type="float">
            <text:p>60.678235227401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/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26.8008" calcext:value-type="float">
            <text:p>26.8008</text:p>
          </table:table-cell>
          <table:table-cell/>
          <table:table-cell table:formula="of:=535/[.H9]" office:value-type="float" office:value="19.9620906838602" calcext:value-type="float">
            <text:p>19.962090683860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formula="of:=+[.D13]+1" office:value-type="float" office:value="52" calcext:value-type="float">
            <text:p>5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formula="of:=+[.D14]+1" office:value-type="float" office:value="53" calcext:value-type="float">
            <text:p>5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formula="of:=+[.D15]+1" office:value-type="float" office:value="54" calcext:value-type="float">
            <text:p>5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formula="of:=+[.D16]+1" office:value-type="float" office:value="55" calcext:value-type="float">
            <text:p>55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formula="of:=+[.D17]+1" office:value-type="float" office:value="56" calcext:value-type="float">
            <text:p>5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formula="of:=+[.D18]+1" office:value-type="float" office:value="57" calcext:value-type="float">
            <text:p>5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;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=</text:p>
          </table:table-cell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[</text:p>
          </table:table-cell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]</text:p>
          </table:table-cell>
          <table:table-cell office:value-type="float" office:value="93" calcext:value-type="float">
            <text:p>9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`</text:p>
          </table:table-cell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a</text:p>
          </table:table-cell>
          <table:table-cell office:value-type="float" office:value="97" calcext:value-type="float">
            <text:p>9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98" calcext:value-type="float">
            <text:p>9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e</text:p>
          </table:table-cell>
          <table:table-cell table:formula="of:=+[.D28]+1" office:value-type="float" office:value="101" calcext:value-type="float">
            <text:p>1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f</text:p>
          </table:table-cell>
          <table:table-cell table:formula="of:=+[.D29]+1" office:value-type="float" office:value="102" calcext:value-type="float">
            <text:p>1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g</text:p>
          </table:table-cell>
          <table:table-cell table:formula="of:=+[.D30]+1" office:value-type="float" office:value="103" calcext:value-type="float">
            <text:p>10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h</text:p>
          </table:table-cell>
          <table:table-cell table:formula="of:=+[.D31]+1" office:value-type="float" office:value="104" calcext:value-type="float">
            <text:p>10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IncrementKpX</text:p>
          </table:table-cell>
          <table:table-cell office:value-type="string" calcext:value-type="string">
            <text:p>I</text:p>
          </table:table-cell>
          <table:table-cell table:formula="of:=+[.D32]+1" office:value-type="float" office:value="105" calcext:value-type="float">
            <text:p>105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j</text:p>
          </table:table-cell>
          <table:table-cell table:formula="of:=+[.D33]+1" office:value-type="float" office:value="106" calcext:value-type="float">
            <text:p>10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k</text:p>
          </table:table-cell>
          <table:table-cell table:formula="of:=+[.D34]+1" office:value-type="float" office:value="107" calcext:value-type="float">
            <text:p>1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l</text:p>
          </table:table-cell>
          <table:table-cell table:formula="of:=+[.D35]+1" office:value-type="float" office:value="108" calcext:value-type="float">
            <text:p>10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m</text:p>
          </table:table-cell>
          <table:table-cell table:formula="of:=+[.D36]+1" office:value-type="float" office:value="109" calcext:value-type="float">
            <text:p>1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n</text:p>
          </table:table-cell>
          <table:table-cell table:formula="of:=+[.D37]+1" office:value-type="float" office:value="110" calcext:value-type="float">
            <text:p>1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o</text:p>
          </table:table-cell>
          <table:table-cell table:formula="of:=+[.D38]+1" office:value-type="float" office:value="111" calcext:value-type="float">
            <text:p>1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</text:p>
          </table:table-cell>
          <table:table-cell table:formula="of:=+[.D39]+1" office:value-type="float" office:value="112" calcext:value-type="float">
            <text:p>11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q</text:p>
          </table:table-cell>
          <table:table-cell table:formula="of:=+[.D40]+1" office:value-type="float" office:value="113" calcext:value-type="float">
            <text:p>113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m/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r</text:p>
          </table:table-cell>
          <table:table-cell table:formula="of:=+[.D41]+1" office:value-type="float" office:value="114" calcext:value-type="float">
            <text:p>114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mm/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s</text:p>
          </table:table-cell>
          <table:table-cell table:formula="of:=+[.D42]+1" office:value-type="float" office:value="115" calcext:value-type="float">
            <text:p>115</text:p>
          </table:table-cell>
          <table:table-cell/>
          <table:table-cell office:value-type="string" calcext:value-type="string">
            <text:p>t</text:p>
          </table:table-cell>
          <table:table-cell table:formula="of:=[.G42]/[.G41]" office:value-type="float" office:value="26.75" calcext:value-type="float">
            <text:p>26.7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t</text:p>
          </table:table-cell>
          <table:table-cell table:formula="of:=+[.D43]+1" office:value-type="float" office:value="116" calcext:value-type="float">
            <text:p>116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DecrementKpX</text:p>
          </table:table-cell>
          <table:table-cell office:value-type="string" calcext:value-type="string">
            <text:p>u</text:p>
          </table:table-cell>
          <table:table-cell table:formula="of:=+[.D44]+1" office:value-type="float" office:value="117" calcext:value-type="float">
            <text:p>11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v</text:p>
          </table:table-cell>
          <table:table-cell table:formula="of:=+[.D45]+1" office:value-type="float" office:value="118" calcext:value-type="float">
            <text:p>11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w</text:p>
          </table:table-cell>
          <table:table-cell table:formula="of:=+[.D46]+1" office:value-type="float" office:value="119" calcext:value-type="float">
            <text:p>11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x</text:p>
          </table:table-cell>
          <table:table-cell table:formula="of:=+[.D47]+1" office:value-type="float" office:value="120" calcext:value-type="float">
            <text:p>12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y</text:p>
          </table:table-cell>
          <table:table-cell table:formula="of:=+[.D48]+1" office:value-type="float" office:value="121" calcext:value-type="float">
            <text:p>12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z</text:p>
          </table:table-cell>
          <table:table-cell table:formula="of:=+[.D49]+1" office:value-type="float" office:value="122" calcext:value-type="float">
            <text:p>122</text:p>
          </table:table-cell>
          <table:table-cell table:number-columns-repeated="8"/>
        </table:table-row>
      </table:table>
      <table:named-expressions/>
      <table:database-ranges>
        <table:database-range table:name="__Anonymous_Sheet_DB__1" table:target-range-address="keymap.C3:keymap.E5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1" number:min-decimal-places="1" number:min-integer-digits="1"/>
    </number:number-style>
    <number:number-style style:name="N140">
      <number:number number:decimal-places="14" number:min-decimal-places="14" number:min-integer-digits="1"/>
    </number:number-style>
    <number:number-style style:name="N141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2:28:16.510542986</meta:creation-date>
    <dc:date>2025-05-27T20:24:15.973077246</dc:date>
    <meta:editing-duration>PT2H12M53S</meta:editing-duration>
    <meta:editing-cycles>2</meta:editing-cycles>
    <meta:generator>LibreOffice/24.2.7.2$Linux_X86_64 LibreOffice_project/420$Build-2</meta:generator>
    <meta:document-statistic meta:table-count="2" meta:cell-count="67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3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418cm" svg:height="9cm" xlink:href=".." xlink:type="simple" chart:class="chart:line" chart:style-name="ch1">
        <chart:legend chart:legend-position="end" svg:x="16.915cm" svg:y="3.703cm" style:legend-expansion="high" chart:style-name="ch2"/>
        <chart:plot-area chart:style-name="ch3" table:cell-range-address="Sheet1.B3:Sheet1.E34" chart:data-source-has-labels="both" svg:x="0.368cm" svg:y="0.18cm" svg:width="16.179cm" svg:height="8.64cm">
          <chart:coordinate-region svg:x="1.175cm" svg:y="0.379cm" svg:width="15.132cm" svg:height="7.794cm"/>
          <chart:axis chart:dimension="x" chart:name="primary-x" chart:style-name="ch4" chartooo:axis-type="auto">
            <chartooo:date-scale/>
            <chart:categories table:cell-range-address="Sheet1.B4:Sheet1.B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34" chart:label-cell-address="Sheet1.C3:Sheet1.C3" chart:class="chart:line">
            <chart:data-point chart:repeated="31"/>
          </chart:series>
          <chart:series chart:style-name="ch8" chart:values-cell-range-address="Sheet1.D4:Sheet1.D34" chart:label-cell-address="Sheet1.D3:Sheet1.D3" chart:class="chart:line">
            <chart:data-point chart:repeated="31"/>
          </chart:series>
          <chart:series chart:style-name="ch9" chart:values-cell-range-address="Sheet1.E4:Sheet1.E34" chart:label-cell-address="Sheet1.E3:Sheet1.E3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Sheet1.C3:Sheet1.C3</svg:desc>
                </draw:g>
              </table:table-cell>
              <table:table-cell office:value-type="string">
                <text:p>y</text:p>
                <draw:g>
                  <svg:desc>Sheet1.D3:Sheet1.D3</svg:desc>
                </draw:g>
              </table:table-cell>
              <table:table-cell office:value-type="string">
                <text:p>z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4:Sheet1.B34</svg:desc>
                </draw:g>
              </table:table-cell>
              <table:table-cell office:value-type="float" office:value="200">
                <text:p>200</text:p>
                <draw:g>
                  <svg:desc>Sheet1.C4:Sheet1.C34</svg:desc>
                </draw:g>
              </table:table-cell>
              <table:table-cell office:value-type="float" office:value="100">
                <text:p>100</text:p>
                <draw:g>
                  <svg:desc>Sheet1.D4:Sheet1.D34</svg:desc>
                </draw:g>
              </table:table-cell>
              <table:table-cell office:value-type="float" office:value="400">
                <text:p>400</text:p>
                <draw:g>
                  <svg:desc>Sheet1.E4:Sheet1.E34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201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202">
                <text:p>202</text:p>
              </table:table-cell>
              <table:table-cell office:value-type="float" office:value="100">
                <text:p>1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03">
                <text:p>203</text:p>
              </table:table-cell>
              <table:table-cell office:value-type="float" office:value="100">
                <text:p>1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204">
                <text:p>204</text:p>
              </table:table-cell>
              <table:table-cell office:value-type="float" office:value="100">
                <text:p>1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05">
                <text:p>205</text:p>
              </table:table-cell>
              <table:table-cell office:value-type="float" office:value="100">
                <text:p>1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06">
                <text:p>206</text:p>
              </table:table-cell>
              <table:table-cell office:value-type="float" office:value="100">
                <text:p>1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07">
                <text:p>207</text:p>
              </table:table-cell>
              <table:table-cell office:value-type="float" office:value="100">
                <text:p>1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08">
                <text:p>208</text:p>
              </table:table-cell>
              <table:table-cell office:value-type="float" office:value="100">
                <text:p>1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209">
                <text:p>209</text:p>
              </table:table-cell>
              <table:table-cell office:value-type="float" office:value="100">
                <text:p>1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10">
                <text:p>210</text:p>
              </table:table-cell>
              <table:table-cell office:value-type="float" office:value="100">
                <text:p>1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211">
                <text:p>211</text:p>
              </table:table-cell>
              <table:table-cell office:value-type="float" office:value="100">
                <text:p>1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212">
                <text:p>212</text:p>
              </table:table-cell>
              <table:table-cell office:value-type="float" office:value="100">
                <text:p>1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213">
                <text:p>213</text:p>
              </table:table-cell>
              <table:table-cell office:value-type="float" office:value="100">
                <text:p>1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214">
                <text:p>214</text:p>
              </table:table-cell>
              <table:table-cell office:value-type="float" office:value="100">
                <text:p>1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215">
                <text:p>215</text:p>
              </table:table-cell>
              <table:table-cell office:value-type="float" office:value="100">
                <text:p>1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216">
                <text:p>216</text:p>
              </table:table-cell>
              <table:table-cell office:value-type="float" office:value="100">
                <text:p>1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217">
                <text:p>217</text:p>
              </table:table-cell>
              <table:table-cell office:value-type="float" office:value="100">
                <text:p>1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218">
                <text:p>218</text:p>
              </table:table-cell>
              <table:table-cell office:value-type="float" office:value="100">
                <text:p>1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219">
                <text:p>219</text:p>
              </table:table-cell>
              <table:table-cell office:value-type="float" office:value="100">
                <text:p>1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20">
                <text:p>220</text:p>
              </table:table-cell>
              <table:table-cell office:value-type="float" office:value="100">
                <text:p>1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221">
                <text:p>221</text:p>
              </table:table-cell>
              <table:table-cell office:value-type="float" office:value="100">
                <text:p>1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222">
                <text:p>222</text:p>
              </table:table-cell>
              <table:table-cell office:value-type="float" office:value="100">
                <text:p>1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223">
                <text:p>223</text:p>
              </table:table-cell>
              <table:table-cell office:value-type="float" office:value="100">
                <text:p>1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224">
                <text:p>224</text:p>
              </table:table-cell>
              <table:table-cell office:value-type="float" office:value="100">
                <text:p>1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25">
                <text:p>225</text:p>
              </table:table-cell>
              <table:table-cell office:value-type="float" office:value="100">
                <text:p>1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226">
                <text:p>226</text:p>
              </table:table-cell>
              <table:table-cell office:value-type="float" office:value="100">
                <text:p>1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227">
                <text:p>227</text:p>
              </table:table-cell>
              <table:table-cell office:value-type="float" office:value="100">
                <text:p>1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228">
                <text:p>228</text:p>
              </table:table-cell>
              <table:table-cell office:value-type="float" office:value="100">
                <text:p>1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229">
                <text:p>229</text:p>
              </table:table-cell>
              <table:table-cell office:value-type="float" office:value="100">
                <text:p>1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30">
                <text:p>230</text:p>
              </table:table-cell>
              <table:table-cell office:value-type="float" office:value="100">
                <text:p>100</text:p>
              </table:table-cell>
              <table:table-cell office:value-type="float" office:value="400">
                <text:p>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